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vel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Average Time (ms)</text:p>
          </table:table-cell>
          <table:table-cell/>
          <table:table-cell office:value-type="string" calcext:value-type="string">
            <text:p>Level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Peak Memory Usage (MiB)</text:p>
          </table:table-cell>
        </table:table-row>
        <table:table-row table:style-name="ro1">
          <table:table-cell office:value-type="string" calcext:value-type="string">
            <text:p>A_star</text:p>
          </table:table-cell>
          <table:table-cell office:value-type="float" office:value="21.439611" calcext:value-type="float">
            <text:p>21.439611</text:p>
          </table:table-cell>
          <table:table-cell office:value-type="float" office:value="24.353892" calcext:value-type="float">
            <text:p>24.353892</text:p>
          </table:table-cell>
          <table:table-cell office:value-type="float" office:value="22.475206" calcext:value-type="float">
            <text:p>22.475206</text:p>
          </table:table-cell>
          <table:table-cell office:value-type="float" office:value="21.68163" calcext:value-type="float">
            <text:p>21.68163</text:p>
          </table:table-cell>
          <table:table-cell office:value-type="float" office:value="21.969996" calcext:value-type="float">
            <text:p>21.969996</text:p>
          </table:table-cell>
          <table:table-cell table:formula="of:=ROUND(AVERAGE([.B2:.F2]); 3)" office:value-type="float" office:value="22.384" calcext:value-type="float">
            <text:p>22.384</text:p>
          </table:table-cell>
          <table:table-cell/>
          <table:table-cell office:value-type="string" calcext:value-type="string">
            <text:p>A_star</text:p>
          </table:table-cell>
          <table:table-cell office:value-type="float" office:value="149.02" calcext:value-type="float">
            <text:p>149.02</text:p>
          </table:table-cell>
          <table:table-cell office:value-type="float" office:value="148.99" calcext:value-type="float">
            <text:p>148.99</text:p>
          </table:table-cell>
          <table:table-cell office:value-type="float" office:value="148.85" calcext:value-type="float">
            <text:p>148.85</text:p>
          </table:table-cell>
          <table:table-cell office:value-type="float" office:value="150.95" calcext:value-type="float">
            <text:p>150.95</text:p>
          </table:table-cell>
          <table:table-cell office:value-type="float" office:value="148.75" calcext:value-type="float">
            <text:p>148.75</text:p>
          </table:table-cell>
          <table:table-cell table:formula="of:=ROUND(AVERAGE([.J2:.N2]); 3)" office:value-type="float" office:value="149.312" calcext:value-type="float">
            <text:p>149.312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45.581814" calcext:value-type="float">
            <text:p>45.581814</text:p>
          </table:table-cell>
          <table:table-cell office:value-type="float" office:value="47.613708" calcext:value-type="float">
            <text:p>47.613708</text:p>
          </table:table-cell>
          <table:table-cell office:value-type="float" office:value="46.863903" calcext:value-type="float">
            <text:p>46.863903</text:p>
          </table:table-cell>
          <table:table-cell office:value-type="float" office:value="51.053308" calcext:value-type="float">
            <text:p>51.053308</text:p>
          </table:table-cell>
          <table:table-cell office:value-type="float" office:value="54.692271" calcext:value-type="float">
            <text:p>54.692271</text:p>
          </table:table-cell>
          <table:table-cell table:formula="of:=ROUND(AVERAGE([.B3:.F3]); 3)" office:value-type="float" office:value="49.161" calcext:value-type="float">
            <text:p>49.161</text:p>
          </table:table-cell>
          <table:table-cell/>
          <table:table-cell office:value-type="string" calcext:value-type="string">
            <text:p>BFS</text:p>
          </table:table-cell>
          <table:table-cell office:value-type="float" office:value="154.86" calcext:value-type="float">
            <text:p>154.86</text:p>
          </table:table-cell>
          <table:table-cell office:value-type="float" office:value="149.11" calcext:value-type="float">
            <text:p>149.11</text:p>
          </table:table-cell>
          <table:table-cell office:value-type="float" office:value="149.06" calcext:value-type="float">
            <text:p>149.06</text:p>
          </table:table-cell>
          <table:table-cell office:value-type="float" office:value="156.83" calcext:value-type="float">
            <text:p>156.83</text:p>
          </table:table-cell>
          <table:table-cell office:value-type="float" office:value="150.96" calcext:value-type="float">
            <text:p>150.96</text:p>
          </table:table-cell>
          <table:table-cell table:formula="of:=ROUND(AVERAGE([.J3:.N3]); 3)" office:value-type="float" office:value="152.164" calcext:value-type="float">
            <text:p>152.164</text:p>
          </table:table-cell>
        </table:table-row>
        <table:table-row table:style-name="ro1">
          <table:table-cell office:value-type="string" calcext:value-type="string">
            <text:p>DFS</text:p>
          </table:table-cell>
          <table:table-cell office:value-type="float" office:value="62.418358" calcext:value-type="float">
            <text:p>62.418358</text:p>
          </table:table-cell>
          <table:table-cell office:value-type="float" office:value="43.936926" calcext:value-type="float">
            <text:p>43.936926</text:p>
          </table:table-cell>
          <table:table-cell office:value-type="float" office:value="44.369426" calcext:value-type="float">
            <text:p>44.369426</text:p>
          </table:table-cell>
          <table:table-cell office:value-type="float" office:value="70.491862" calcext:value-type="float">
            <text:p>70.491862</text:p>
          </table:table-cell>
          <table:table-cell office:value-type="float" office:value="43.129466" calcext:value-type="float">
            <text:p>43.129466</text:p>
          </table:table-cell>
          <table:table-cell table:formula="of:=ROUND(AVERAGE([.B4:.F4]); 3)" office:value-type="float" office:value="52.869" calcext:value-type="float">
            <text:p>52.869</text:p>
          </table:table-cell>
          <table:table-cell/>
          <table:table-cell office:value-type="string" calcext:value-type="string">
            <text:p>DFS</text:p>
          </table:table-cell>
          <table:table-cell office:value-type="float" office:value="148.96" calcext:value-type="float">
            <text:p>148.96</text:p>
          </table:table-cell>
          <table:table-cell office:value-type="float" office:value="149.29" calcext:value-type="float">
            <text:p>149.29</text:p>
          </table:table-cell>
          <table:table-cell office:value-type="float" office:value="151.19" calcext:value-type="float">
            <text:p>151.19</text:p>
          </table:table-cell>
          <table:table-cell office:value-type="float" office:value="148.83" calcext:value-type="float">
            <text:p>148.83</text:p>
          </table:table-cell>
          <table:table-cell office:value-type="float" office:value="149.29" calcext:value-type="float">
            <text:p>149.29</text:p>
          </table:table-cell>
          <table:table-cell table:formula="of:=ROUND(AVERAGE([.J4:.N4]); 3)" office:value-type="float" office:value="149.512" calcext:value-type="float">
            <text:p>149.51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14.453648" calcext:value-type="float">
            <text:p>14.453648</text:p>
          </table:table-cell>
          <table:table-cell office:value-type="float" office:value="41.693944" calcext:value-type="float">
            <text:p>41.693944</text:p>
          </table:table-cell>
          <table:table-cell office:value-type="float" office:value="30.343902" calcext:value-type="float">
            <text:p>30.343902</text:p>
          </table:table-cell>
          <table:table-cell office:value-type="float" office:value="24.710822" calcext:value-type="float">
            <text:p>24.710822</text:p>
          </table:table-cell>
          <table:table-cell office:value-type="float" office:value="26.561461" calcext:value-type="float">
            <text:p>26.561461</text:p>
          </table:table-cell>
          <table:table-cell table:formula="of:=ROUND(AVERAGE([.B5:.F5]); 3)" office:value-type="float" office:value="27.553" calcext:value-type="float">
            <text:p>27.553</text:p>
          </table:table-cell>
          <table:table-cell/>
          <table:table-cell office:value-type="string" calcext:value-type="string">
            <text:p>Greedy</text:p>
          </table:table-cell>
          <table:table-cell office:value-type="float" office:value="150.86" calcext:value-type="float">
            <text:p>150.86</text:p>
          </table:table-cell>
          <table:table-cell office:value-type="float" office:value="148.67" calcext:value-type="float">
            <text:p>148.67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88" calcext:value-type="float">
            <text:p>154.88</text:p>
          </table:table-cell>
          <table:table-cell office:value-type="float" office:value="150.94" calcext:value-type="float">
            <text:p>150.94</text:p>
          </table:table-cell>
          <table:table-cell table:formula="of:=ROUND(AVERAGE([.J5:.N5]); 3)" office:value-type="float" office:value="151.282" calcext:value-type="float">
            <text:p>151.282</text:p>
          </table:table-cell>
        </table:table-row>
        <table:table-row table:style-name="ro1">
          <table:table-cell office:value-type="string" calcext:value-type="string">
            <text:p>UCS</text:p>
          </table:table-cell>
          <table:table-cell office:value-type="float" office:value="79.167108" calcext:value-type="float">
            <text:p>79.167108</text:p>
          </table:table-cell>
          <table:table-cell office:value-type="float" office:value="58.701824" calcext:value-type="float">
            <text:p>58.701824</text:p>
          </table:table-cell>
          <table:table-cell office:value-type="float" office:value="69.252893" calcext:value-type="float">
            <text:p>69.252893</text:p>
          </table:table-cell>
          <table:table-cell office:value-type="float" office:value="62.074121" calcext:value-type="float">
            <text:p>62.074121</text:p>
          </table:table-cell>
          <table:table-cell office:value-type="float" office:value="61.087762" calcext:value-type="float">
            <text:p>61.087762</text:p>
          </table:table-cell>
          <table:table-cell table:formula="of:=ROUND(AVERAGE([.B6:.F6]); 3)" office:value-type="float" office:value="66.057" calcext:value-type="float">
            <text:p>66.057</text:p>
          </table:table-cell>
          <table:table-cell/>
          <table:table-cell office:value-type="string" calcext:value-type="string">
            <text:p>UCS</text:p>
          </table:table-cell>
          <table:table-cell office:value-type="float" office:value="156.97" calcext:value-type="float">
            <text:p>156.97</text:p>
          </table:table-cell>
          <table:table-cell office:value-type="float" office:value="151.04" calcext:value-type="float">
            <text:p>151.04</text:p>
          </table:table-cell>
          <table:table-cell office:value-type="float" office:value="151.23" calcext:value-type="float">
            <text:p>151.23</text:p>
          </table:table-cell>
          <table:table-cell office:value-type="float" office:value="151.13" calcext:value-type="float">
            <text:p>151.13</text:p>
          </table:table-cell>
          <table:table-cell office:value-type="float" office:value="148.82" calcext:value-type="float">
            <text:p>148.82</text:p>
          </table:table-cell>
          <table:table-cell table:formula="of:=ROUND(AVERAGE([.J6:.N6]); 3)" office:value-type="float" office:value="151.838" calcext:value-type="float">
            <text:p>151.838</text:p>
          </table:table-cell>
        </table:table-row>
        <table:table-row table:style-name="ro1">
          <table:table-cell office:value-type="string" calcext:value-type="string">
            <text:p>IDS</text:p>
          </table:table-cell>
          <table:table-cell office:value-type="float" office:value="90.999118" calcext:value-type="float">
            <text:p>90.999118</text:p>
          </table:table-cell>
          <table:table-cell office:value-type="float" office:value="96.309287" calcext:value-type="float">
            <text:p>96.309287</text:p>
          </table:table-cell>
          <table:table-cell office:value-type="float" office:value="105.169975" calcext:value-type="float">
            <text:p>105.169975</text:p>
          </table:table-cell>
          <table:table-cell office:value-type="float" office:value="92.803071" calcext:value-type="float">
            <text:p>92.803071</text:p>
          </table:table-cell>
          <table:table-cell office:value-type="float" office:value="92.328544" calcext:value-type="float">
            <text:p>92.328544</text:p>
          </table:table-cell>
          <table:table-cell table:formula="of:=ROUND(AVERAGE([.B7:.F7]); 3)" office:value-type="float" office:value="95.522" calcext:value-type="float">
            <text:p>95.522</text:p>
          </table:table-cell>
          <table:table-cell/>
          <table:table-cell office:value-type="string" calcext:value-type="string">
            <text:p>IDS</text:p>
          </table:table-cell>
          <table:table-cell office:value-type="float" office:value="148.98" calcext:value-type="float">
            <text:p>148.98</text:p>
          </table:table-cell>
          <table:table-cell office:value-type="float" office:value="148.73" calcext:value-type="float">
            <text:p>148.73</text:p>
          </table:table-cell>
          <table:table-cell office:value-type="float" office:value="148.92" calcext:value-type="float">
            <text:p>148.92</text:p>
          </table:table-cell>
          <table:table-cell office:value-type="float" office:value="151.05" calcext:value-type="float">
            <text:p>151.05</text:p>
          </table:table-cell>
          <table:table-cell office:value-type="float" office:value="151.09" calcext:value-type="float">
            <text:p>151.09</text:p>
          </table:table-cell>
          <table:table-cell table:formula="of:=ROUND(AVERAGE([.J7:.N7]); 3)" office:value-type="float" office:value="149.754" calcext:value-type="float">
            <text:p>149.75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l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Average Time (ms)</text:p>
          </table:table-cell>
          <table:table-cell/>
          <table:table-cell office:value-type="string" calcext:value-type="string">
            <text:p>Level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Peak Memory Usage (MiB)</text:p>
          </table:table-cell>
        </table:table-row>
        <table:table-row table:style-name="ro1">
          <table:table-cell office:value-type="string" calcext:value-type="string">
            <text:p>A_star</text:p>
          </table:table-cell>
          <table:table-cell office:value-type="float" office:value="96.355933" calcext:value-type="float">
            <text:p>96.355933</text:p>
          </table:table-cell>
          <table:table-cell office:value-type="float" office:value="97.743266" calcext:value-type="float">
            <text:p>97.743266</text:p>
          </table:table-cell>
          <table:table-cell office:value-type="float" office:value="100.033142" calcext:value-type="float">
            <text:p>100.033142</text:p>
          </table:table-cell>
          <table:table-cell office:value-type="float" office:value="102.03447" calcext:value-type="float">
            <text:p>102.03447</text:p>
          </table:table-cell>
          <table:table-cell office:value-type="float" office:value="95.979214" calcext:value-type="float">
            <text:p>95.979214</text:p>
          </table:table-cell>
          <table:table-cell table:formula="of:=ROUND(AVERAGE([.B10:.F10]); 3)" office:value-type="float" office:value="98.429" calcext:value-type="float">
            <text:p>98.429</text:p>
          </table:table-cell>
          <table:table-cell/>
          <table:table-cell office:value-type="string" calcext:value-type="string">
            <text:p>A_star</text:p>
          </table:table-cell>
          <table:table-cell office:value-type="float" office:value="153.14" calcext:value-type="float">
            <text:p>153.14</text:p>
          </table:table-cell>
          <table:table-cell office:value-type="float" office:value="155.02" calcext:value-type="float">
            <text:p>155.02</text:p>
          </table:table-cell>
          <table:table-cell office:value-type="float" office:value="149.43" calcext:value-type="float">
            <text:p>149.43</text:p>
          </table:table-cell>
          <table:table-cell office:value-type="float" office:value="149.09" calcext:value-type="float">
            <text:p>149.09</text:p>
          </table:table-cell>
          <table:table-cell office:value-type="float" office:value="149.18" calcext:value-type="float">
            <text:p>149.18</text:p>
          </table:table-cell>
          <table:table-cell table:formula="of:=ROUND(AVERAGE([.J10:.N10]); 3)" office:value-type="float" office:value="151.172" calcext:value-type="float">
            <text:p>151.172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91.368384" calcext:value-type="float">
            <text:p>91.368384</text:p>
          </table:table-cell>
          <table:table-cell office:value-type="float" office:value="90.393487" calcext:value-type="float">
            <text:p>90.393487</text:p>
          </table:table-cell>
          <table:table-cell office:value-type="float" office:value="87.354311" calcext:value-type="float">
            <text:p>87.354311</text:p>
          </table:table-cell>
          <table:table-cell office:value-type="float" office:value="92.411633" calcext:value-type="float">
            <text:p>92.411633</text:p>
          </table:table-cell>
          <table:table-cell office:value-type="float" office:value="87.227827" calcext:value-type="float">
            <text:p>87.227827</text:p>
          </table:table-cell>
          <table:table-cell table:formula="of:=ROUND(AVERAGE([.B11:.F11]); 3)" office:value-type="float" office:value="89.751" calcext:value-type="float">
            <text:p>89.751</text:p>
          </table:table-cell>
          <table:table-cell/>
          <table:table-cell office:value-type="string" calcext:value-type="string">
            <text:p>BFS</text:p>
          </table:table-cell>
          <table:table-cell office:value-type="float" office:value="150.98" calcext:value-type="float">
            <text:p>150.98</text:p>
          </table:table-cell>
          <table:table-cell office:value-type="float" office:value="155.15" calcext:value-type="float">
            <text:p>155.15</text:p>
          </table:table-cell>
          <table:table-cell office:value-type="float" office:value="153.18" calcext:value-type="float">
            <text:p>153.18</text:p>
          </table:table-cell>
          <table:table-cell office:value-type="float" office:value="149.27" calcext:value-type="float">
            <text:p>149.27</text:p>
          </table:table-cell>
          <table:table-cell office:value-type="float" office:value="149.11" calcext:value-type="float">
            <text:p>149.11</text:p>
          </table:table-cell>
          <table:table-cell table:formula="of:=ROUND(AVERAGE([.J11:.N11]); 3)" office:value-type="float" office:value="151.538" calcext:value-type="float">
            <text:p>151.538</text:p>
          </table:table-cell>
        </table:table-row>
        <table:table-row table:style-name="ro1">
          <table:table-cell office:value-type="string" calcext:value-type="string">
            <text:p>DFS</text:p>
          </table:table-cell>
          <table:table-cell office:value-type="float" office:value="111.574568" calcext:value-type="float">
            <text:p>111.574568</text:p>
          </table:table-cell>
          <table:table-cell office:value-type="float" office:value="114.874521" calcext:value-type="float">
            <text:p>114.874521</text:p>
          </table:table-cell>
          <table:table-cell office:value-type="float" office:value="106.739261" calcext:value-type="float">
            <text:p>106.739261</text:p>
          </table:table-cell>
          <table:table-cell office:value-type="float" office:value="113.041578" calcext:value-type="float">
            <text:p>113.041578</text:p>
          </table:table-cell>
          <table:table-cell office:value-type="float" office:value="67.815386" calcext:value-type="float">
            <text:p>67.815386</text:p>
          </table:table-cell>
          <table:table-cell table:formula="of:=ROUND(AVERAGE([.B12:.F12]); 3)" office:value-type="float" office:value="102.809" calcext:value-type="float">
            <text:p>102.809</text:p>
          </table:table-cell>
          <table:table-cell/>
          <table:table-cell office:value-type="string" calcext:value-type="string">
            <text:p>DFS</text:p>
          </table:table-cell>
          <table:table-cell office:value-type="float" office:value="151.36" calcext:value-type="float">
            <text:p>151.36</text:p>
          </table:table-cell>
          <table:table-cell office:value-type="float" office:value="149.21" calcext:value-type="float">
            <text:p>149.21</text:p>
          </table:table-cell>
          <table:table-cell office:value-type="float" office:value="151.54" calcext:value-type="float">
            <text:p>151.54</text:p>
          </table:table-cell>
          <table:table-cell office:value-type="float" office:value="151.41" calcext:value-type="float">
            <text:p>151.41</text:p>
          </table:table-cell>
          <table:table-cell office:value-type="float" office:value="151.61" calcext:value-type="float">
            <text:p>151.61</text:p>
          </table:table-cell>
          <table:table-cell table:formula="of:=ROUND(AVERAGE([.J12:.N12]); 3)" office:value-type="float" office:value="151.026" calcext:value-type="float">
            <text:p>151.026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97.026135" calcext:value-type="float">
            <text:p>97.026135</text:p>
          </table:table-cell>
          <table:table-cell office:value-type="float" office:value="83.68841" calcext:value-type="float">
            <text:p>83.68841</text:p>
          </table:table-cell>
          <table:table-cell office:value-type="float" office:value="83.534008" calcext:value-type="float">
            <text:p>83.534008</text:p>
          </table:table-cell>
          <table:table-cell office:value-type="float" office:value="82.202562" calcext:value-type="float">
            <text:p>82.202562</text:p>
          </table:table-cell>
          <table:table-cell office:value-type="float" office:value="80.883015" calcext:value-type="float">
            <text:p>80.883015</text:p>
          </table:table-cell>
          <table:table-cell table:formula="of:=ROUND(AVERAGE([.B13:.F13]); 3)" office:value-type="float" office:value="85.467" calcext:value-type="float">
            <text:p>85.467</text:p>
          </table:table-cell>
          <table:table-cell/>
          <table:table-cell office:value-type="string" calcext:value-type="string">
            <text:p>Greedy</text:p>
          </table:table-cell>
          <table:table-cell office:value-type="float" office:value="151.46" calcext:value-type="float">
            <text:p>151.46</text:p>
          </table:table-cell>
          <table:table-cell office:value-type="float" office:value="155.13" calcext:value-type="float">
            <text:p>155.13</text:p>
          </table:table-cell>
          <table:table-cell office:value-type="float" office:value="151.05" calcext:value-type="float">
            <text:p>151.05</text:p>
          </table:table-cell>
          <table:table-cell office:value-type="float" office:value="149.1" calcext:value-type="float">
            <text:p>149.1</text:p>
          </table:table-cell>
          <table:table-cell office:value-type="float" office:value="149.11" calcext:value-type="float">
            <text:p>149.11</text:p>
          </table:table-cell>
          <table:table-cell table:formula="of:=ROUND(AVERAGE([.J13:.N13]); 3)" office:value-type="float" office:value="151.17" calcext:value-type="float">
            <text:p>151.17</text:p>
          </table:table-cell>
        </table:table-row>
        <table:table-row table:style-name="ro1">
          <table:table-cell office:value-type="string" calcext:value-type="string">
            <text:p>UCS</text:p>
          </table:table-cell>
          <table:table-cell office:value-type="float" office:value="93.998" calcext:value-type="float">
            <text:p>93.998</text:p>
          </table:table-cell>
          <table:table-cell office:value-type="float" office:value="87.380993" calcext:value-type="float">
            <text:p>87.380993</text:p>
          </table:table-cell>
          <table:table-cell office:value-type="float" office:value="83.194742" calcext:value-type="float">
            <text:p>83.194742</text:p>
          </table:table-cell>
          <table:table-cell office:value-type="float" office:value="76.585074" calcext:value-type="float">
            <text:p>76.585074</text:p>
          </table:table-cell>
          <table:table-cell office:value-type="float" office:value="93.003677" calcext:value-type="float">
            <text:p>93.003677</text:p>
          </table:table-cell>
          <table:table-cell table:formula="of:=ROUND(AVERAGE([.B14:.F14]); 3)" office:value-type="float" office:value="86.832" calcext:value-type="float">
            <text:p>86.832</text:p>
          </table:table-cell>
          <table:table-cell/>
          <table:table-cell office:value-type="string" calcext:value-type="string">
            <text:p>UCS</text:p>
          </table:table-cell>
          <table:table-cell office:value-type="float" office:value="148.93" calcext:value-type="float">
            <text:p>148.93</text:p>
          </table:table-cell>
          <table:table-cell office:value-type="float" office:value="149.21" calcext:value-type="float">
            <text:p>149.21</text:p>
          </table:table-cell>
          <table:table-cell office:value-type="float" office:value="155.23" calcext:value-type="float">
            <text:p>155.23</text:p>
          </table:table-cell>
          <table:table-cell office:value-type="float" office:value="149.12" calcext:value-type="float">
            <text:p>149.12</text:p>
          </table:table-cell>
          <table:table-cell office:value-type="float" office:value="154.94" calcext:value-type="float">
            <text:p>154.94</text:p>
          </table:table-cell>
          <table:table-cell table:formula="of:=ROUND(AVERAGE([.J14:.N14]); 3)" office:value-type="float" office:value="151.486" calcext:value-type="float">
            <text:p>151.486</text:p>
          </table:table-cell>
        </table:table-row>
        <table:table-row table:style-name="ro1">
          <table:table-cell office:value-type="string" calcext:value-type="string">
            <text:p>IDS</text:p>
          </table:table-cell>
          <table:table-cell office:value-type="float" office:value="1365.529647" calcext:value-type="float">
            <text:p>1365.529647</text:p>
          </table:table-cell>
          <table:table-cell office:value-type="float" office:value="1646.785636" calcext:value-type="float">
            <text:p>1646.785636</text:p>
          </table:table-cell>
          <table:table-cell office:value-type="float" office:value="1653.193603" calcext:value-type="float">
            <text:p>1653.193603</text:p>
          </table:table-cell>
          <table:table-cell office:value-type="float" office:value="2080.276079" calcext:value-type="float">
            <text:p>2080.276079</text:p>
          </table:table-cell>
          <table:table-cell office:value-type="float" office:value="2163.915302" calcext:value-type="float">
            <text:p>2163.915302</text:p>
          </table:table-cell>
          <table:table-cell table:formula="of:=ROUND(AVERAGE([.B15:.F15]); 3)" office:value-type="float" office:value="1781.94" calcext:value-type="float">
            <text:p>1781.94</text:p>
          </table:table-cell>
          <table:table-cell/>
          <table:table-cell office:value-type="string" calcext:value-type="string">
            <text:p>IDS</text:p>
          </table:table-cell>
          <table:table-cell office:value-type="float" office:value="151.42" calcext:value-type="float">
            <text:p>151.42</text:p>
          </table:table-cell>
          <table:table-cell office:value-type="float" office:value="149.13" calcext:value-type="float">
            <text:p>149.13</text:p>
          </table:table-cell>
          <table:table-cell office:value-type="float" office:value="153.35" calcext:value-type="float">
            <text:p>153.35</text:p>
          </table:table-cell>
          <table:table-cell office:value-type="float" office:value="151.32" calcext:value-type="float">
            <text:p>151.32</text:p>
          </table:table-cell>
          <table:table-cell office:value-type="float" office:value="151.12" calcext:value-type="float">
            <text:p>151.12</text:p>
          </table:table-cell>
          <table:table-cell table:formula="of:=ROUND(AVERAGE([.J15:.N15]); 3)" office:value-type="float" office:value="151.268" calcext:value-type="float">
            <text:p>151.26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l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Average Time (ms)</text:p>
          </table:table-cell>
          <table:table-cell/>
          <table:table-cell office:value-type="string" calcext:value-type="string">
            <text:p>Level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Peak Memory Usage (MiB)</text:p>
          </table:table-cell>
        </table:table-row>
        <table:table-row table:style-name="ro1">
          <table:table-cell office:value-type="string" calcext:value-type="string">
            <text:p>A_star</text:p>
          </table:table-cell>
          <table:table-cell office:value-type="float" office:value="379.905836" calcext:value-type="float">
            <text:p>379.905836</text:p>
          </table:table-cell>
          <table:table-cell office:value-type="float" office:value="374.510067" calcext:value-type="float">
            <text:p>374.510067</text:p>
          </table:table-cell>
          <table:table-cell office:value-type="float" office:value="380.665715" calcext:value-type="float">
            <text:p>380.665715</text:p>
          </table:table-cell>
          <table:table-cell office:value-type="float" office:value="385.58755" calcext:value-type="float">
            <text:p>385.58755</text:p>
          </table:table-cell>
          <table:table-cell office:value-type="float" office:value="378.773767" calcext:value-type="float">
            <text:p>378.773767</text:p>
          </table:table-cell>
          <table:table-cell table:formula="of:=ROUND(AVERAGE([.B18:.F18]); 3)" office:value-type="float" office:value="379.889" calcext:value-type="float">
            <text:p>379.889</text:p>
          </table:table-cell>
          <table:table-cell/>
          <table:table-cell office:value-type="string" calcext:value-type="string">
            <text:p>A_star</text:p>
          </table:table-cell>
          <table:table-cell office:value-type="float" office:value="150.45" calcext:value-type="float">
            <text:p>150.45</text:p>
          </table:table-cell>
          <table:table-cell office:value-type="float" office:value="150.8" calcext:value-type="float">
            <text:p>150.8</text:p>
          </table:table-cell>
          <table:table-cell office:value-type="float" office:value="152.7" calcext:value-type="float">
            <text:p>152.7</text:p>
          </table:table-cell>
          <table:table-cell office:value-type="float" office:value="150.54" calcext:value-type="float">
            <text:p>150.54</text:p>
          </table:table-cell>
          <table:table-cell office:value-type="float" office:value="152.53" calcext:value-type="float">
            <text:p>152.53</text:p>
          </table:table-cell>
          <table:table-cell table:formula="of:=ROUND(AVERAGE([.J18:.N18]); 3)" office:value-type="float" office:value="151.404" calcext:value-type="float">
            <text:p>151.404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350.755897" calcext:value-type="float">
            <text:p>350.755897</text:p>
          </table:table-cell>
          <table:table-cell office:value-type="float" office:value="335.370996" calcext:value-type="float">
            <text:p>335.370996</text:p>
          </table:table-cell>
          <table:table-cell office:value-type="float" office:value="376.803957" calcext:value-type="float">
            <text:p>376.803957</text:p>
          </table:table-cell>
          <table:table-cell office:value-type="float" office:value="372.377615" calcext:value-type="float">
            <text:p>372.377615</text:p>
          </table:table-cell>
          <table:table-cell office:value-type="float" office:value="376.781411" calcext:value-type="float">
            <text:p>376.781411</text:p>
          </table:table-cell>
          <table:table-cell table:formula="of:=ROUND(AVERAGE([.B19:.F19]); 3)" office:value-type="float" office:value="362.418" calcext:value-type="float">
            <text:p>362.418</text:p>
          </table:table-cell>
          <table:table-cell/>
          <table:table-cell office:value-type="string" calcext:value-type="string">
            <text:p>BFS</text:p>
          </table:table-cell>
          <table:table-cell office:value-type="float" office:value="154.4" calcext:value-type="float">
            <text:p>154.4</text:p>
          </table:table-cell>
          <table:table-cell office:value-type="float" office:value="152.58" calcext:value-type="float">
            <text:p>152.58</text:p>
          </table:table-cell>
          <table:table-cell office:value-type="float" office:value="150.55" calcext:value-type="float">
            <text:p>150.55</text:p>
          </table:table-cell>
          <table:table-cell office:value-type="float" office:value="152.41" calcext:value-type="float">
            <text:p>152.41</text:p>
          </table:table-cell>
          <table:table-cell office:value-type="float" office:value="152.58" calcext:value-type="float">
            <text:p>152.58</text:p>
          </table:table-cell>
          <table:table-cell table:formula="of:=ROUND(AVERAGE([.J19:.N19]); 3)" office:value-type="float" office:value="152.504" calcext:value-type="float">
            <text:p>152.504</text:p>
          </table:table-cell>
        </table:table-row>
        <table:table-row table:style-name="ro1">
          <table:table-cell office:value-type="string" calcext:value-type="string">
            <text:p>DFS</text:p>
          </table:table-cell>
          <table:table-cell office:value-type="float" office:value="343.817367" calcext:value-type="float">
            <text:p>343.817367</text:p>
          </table:table-cell>
          <table:table-cell office:value-type="float" office:value="362.282893" calcext:value-type="float">
            <text:p>362.282893</text:p>
          </table:table-cell>
          <table:table-cell office:value-type="float" office:value="345.739818" calcext:value-type="float">
            <text:p>345.739818</text:p>
          </table:table-cell>
          <table:table-cell office:value-type="float" office:value="339.216047" calcext:value-type="float">
            <text:p>339.216047</text:p>
          </table:table-cell>
          <table:table-cell office:value-type="float" office:value="313.281187" calcext:value-type="float">
            <text:p>313.281187</text:p>
          </table:table-cell>
          <table:table-cell table:formula="of:=ROUND(AVERAGE([.B20:.F20]); 3)" office:value-type="float" office:value="340.867" calcext:value-type="float">
            <text:p>340.867</text:p>
          </table:table-cell>
          <table:table-cell/>
          <table:table-cell office:value-type="string" calcext:value-type="string">
            <text:p>DFS</text:p>
          </table:table-cell>
          <table:table-cell office:value-type="float" office:value="156.27" calcext:value-type="float">
            <text:p>156.27</text:p>
          </table:table-cell>
          <table:table-cell office:value-type="float" office:value="150.37" calcext:value-type="float">
            <text:p>150.37</text:p>
          </table:table-cell>
          <table:table-cell office:value-type="float" office:value="151.01" calcext:value-type="float">
            <text:p>151.01</text:p>
          </table:table-cell>
          <table:table-cell office:value-type="float" office:value="152.68" calcext:value-type="float">
            <text:p>152.68</text:p>
          </table:table-cell>
          <table:table-cell office:value-type="float" office:value="152.8" calcext:value-type="float">
            <text:p>152.8</text:p>
          </table:table-cell>
          <table:table-cell table:formula="of:=ROUND(AVERAGE([.J20:.N20]); 3)" office:value-type="float" office:value="152.626" calcext:value-type="float">
            <text:p>152.626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371.532907" calcext:value-type="float">
            <text:p>371.532907</text:p>
          </table:table-cell>
          <table:table-cell office:value-type="float" office:value="369.758313" calcext:value-type="float">
            <text:p>369.758313</text:p>
          </table:table-cell>
          <table:table-cell office:value-type="float" office:value="359.241752" calcext:value-type="float">
            <text:p>359.241752</text:p>
          </table:table-cell>
          <table:table-cell office:value-type="float" office:value="369.428435" calcext:value-type="float">
            <text:p>369.428435</text:p>
          </table:table-cell>
          <table:table-cell office:value-type="float" office:value="369.246399" calcext:value-type="float">
            <text:p>369.246399</text:p>
          </table:table-cell>
          <table:table-cell table:formula="of:=ROUND(AVERAGE([.B21:.F21]); 3)" office:value-type="float" office:value="367.842" calcext:value-type="float">
            <text:p>367.842</text:p>
          </table:table-cell>
          <table:table-cell/>
          <table:table-cell office:value-type="string" calcext:value-type="string">
            <text:p>Greedy</text:p>
          </table:table-cell>
          <table:table-cell office:value-type="float" office:value="156.6" calcext:value-type="float">
            <text:p>156.6</text:p>
          </table:table-cell>
          <table:table-cell office:value-type="float" office:value="156.41" calcext:value-type="float">
            <text:p>156.41</text:p>
          </table:table-cell>
          <table:table-cell office:value-type="float" office:value="150.7" calcext:value-type="float">
            <text:p>150.7</text:p>
          </table:table-cell>
          <table:table-cell office:value-type="float" office:value="150.36" calcext:value-type="float">
            <text:p>150.36</text:p>
          </table:table-cell>
          <table:table-cell office:value-type="float" office:value="150.7" calcext:value-type="float">
            <text:p>150.7</text:p>
          </table:table-cell>
          <table:table-cell table:formula="of:=ROUND(AVERAGE([.J21:.N21]); 3)" office:value-type="float" office:value="152.954" calcext:value-type="float">
            <text:p>152.954</text:p>
          </table:table-cell>
        </table:table-row>
        <table:table-row table:style-name="ro1">
          <table:table-cell office:value-type="string" calcext:value-type="string">
            <text:p>UCS</text:p>
          </table:table-cell>
          <table:table-cell office:value-type="float" office:value="347.522886" calcext:value-type="float">
            <text:p>347.522886</text:p>
          </table:table-cell>
          <table:table-cell office:value-type="float" office:value="329.056756" calcext:value-type="float">
            <text:p>329.056756</text:p>
          </table:table-cell>
          <table:table-cell office:value-type="float" office:value="336.960798" calcext:value-type="float">
            <text:p>336.960798</text:p>
          </table:table-cell>
          <table:table-cell office:value-type="float" office:value="356.55061" calcext:value-type="float">
            <text:p>356.55061</text:p>
          </table:table-cell>
          <table:table-cell office:value-type="float" office:value="343.003503" calcext:value-type="float">
            <text:p>343.003503</text:p>
          </table:table-cell>
          <table:table-cell table:formula="of:=ROUND(AVERAGE([.B22:.F22]); 3)" office:value-type="float" office:value="342.619" calcext:value-type="float">
            <text:p>342.619</text:p>
          </table:table-cell>
          <table:table-cell/>
          <table:table-cell office:value-type="string" calcext:value-type="string">
            <text:p>UCS</text:p>
          </table:table-cell>
          <table:table-cell office:value-type="float" office:value="152.52" calcext:value-type="float">
            <text:p>152.52</text:p>
          </table:table-cell>
          <table:table-cell office:value-type="float" office:value="152.46" calcext:value-type="float">
            <text:p>152.46</text:p>
          </table:table-cell>
          <table:table-cell office:value-type="float" office:value="152.5" calcext:value-type="float">
            <text:p>152.5</text:p>
          </table:table-cell>
          <table:table-cell office:value-type="float" office:value="158.29" calcext:value-type="float">
            <text:p>158.29</text:p>
          </table:table-cell>
          <table:table-cell office:value-type="float" office:value="150.48" calcext:value-type="float">
            <text:p>150.48</text:p>
          </table:table-cell>
          <table:table-cell table:formula="of:=ROUND(AVERAGE([.J22:.N22]); 3)" office:value-type="float" office:value="153.25" calcext:value-type="float">
            <text:p>153.25</text:p>
          </table:table-cell>
        </table:table-row>
        <table:table-row table:style-name="ro1">
          <table:table-cell office:value-type="string" calcext:value-type="string">
            <text:p>IDS</text:p>
          </table:table-cell>
          <table:table-cell office:value-type="float" office:value="14875.93745" calcext:value-type="float">
            <text:p>14875.93745</text:p>
          </table:table-cell>
          <table:table-cell office:value-type="float" office:value="14138.28432" calcext:value-type="float">
            <text:p>14138.28432</text:p>
          </table:table-cell>
          <table:table-cell table:number-columns-repeated="2" office:value-type="float" office:value="15814.2368" calcext:value-type="float">
            <text:p>15814.2368</text:p>
          </table:table-cell>
          <table:table-cell office:value-type="float" office:value="11182.168772" calcext:value-type="float">
            <text:p>11182.168772</text:p>
          </table:table-cell>
          <table:table-cell table:formula="of:=ROUND(AVERAGE([.B23:.F23]); 3)" office:value-type="float" office:value="14364.973" calcext:value-type="float">
            <text:p>14364.973</text:p>
          </table:table-cell>
          <table:table-cell/>
          <table:table-cell office:value-type="string" calcext:value-type="string">
            <text:p>IDS</text:p>
          </table:table-cell>
          <table:table-cell office:value-type="float" office:value="150.55" calcext:value-type="float">
            <text:p>150.55</text:p>
          </table:table-cell>
          <table:table-cell office:value-type="float" office:value="156.33" calcext:value-type="float">
            <text:p>156.33</text:p>
          </table:table-cell>
          <table:table-cell office:value-type="float" office:value="156.72" calcext:value-type="float">
            <text:p>156.72</text:p>
          </table:table-cell>
          <table:table-cell office:value-type="float" office:value="150.41" calcext:value-type="float">
            <text:p>150.41</text:p>
          </table:table-cell>
          <table:table-cell office:value-type="float" office:value="158.5" calcext:value-type="float">
            <text:p>158.5</text:p>
          </table:table-cell>
          <table:table-cell table:formula="of:=ROUND(AVERAGE([.J23:.N23]); 3)" office:value-type="float" office:value="154.502" calcext:value-type="float">
            <text:p>154.50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l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Average Time (ms)</text:p>
          </table:table-cell>
          <table:table-cell/>
          <table:table-cell office:value-type="string" calcext:value-type="string">
            <text:p>Level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Peak Memory Usage (MiB)</text:p>
          </table:table-cell>
        </table:table-row>
        <table:table-row table:style-name="ro1">
          <table:table-cell office:value-type="string" calcext:value-type="string">
            <text:p>A_star</text:p>
          </table:table-cell>
          <table:table-cell office:value-type="float" office:value="606.637417" calcext:value-type="float">
            <text:p>606.637417</text:p>
          </table:table-cell>
          <table:table-cell office:value-type="float" office:value="541.51883" calcext:value-type="float">
            <text:p>541.51883</text:p>
          </table:table-cell>
          <table:table-cell office:value-type="float" office:value="575.989516" calcext:value-type="float">
            <text:p>575.989516</text:p>
          </table:table-cell>
          <table:table-cell office:value-type="float" office:value="585.193975" calcext:value-type="float">
            <text:p>585.193975</text:p>
          </table:table-cell>
          <table:table-cell office:value-type="float" office:value="565.117757" calcext:value-type="float">
            <text:p>565.117757</text:p>
          </table:table-cell>
          <table:table-cell table:formula="of:=ROUND(AVERAGE([.B26:.F26]); 3)" office:value-type="float" office:value="574.891" calcext:value-type="float">
            <text:p>574.891</text:p>
          </table:table-cell>
          <table:table-cell/>
          <table:table-cell office:value-type="string" calcext:value-type="string">
            <text:p>A_star</text:p>
          </table:table-cell>
          <table:table-cell office:value-type="float" office:value="150.86" calcext:value-type="float">
            <text:p>150.86</text:p>
          </table:table-cell>
          <table:table-cell table:number-columns-repeated="2" office:value-type="float" office:value="151.05" calcext:value-type="float">
            <text:p>151.05</text:p>
          </table:table-cell>
          <table:table-cell office:value-type="float" office:value="151.18" calcext:value-type="float">
            <text:p>151.18</text:p>
          </table:table-cell>
          <table:table-cell office:value-type="float" office:value="151.23" calcext:value-type="float">
            <text:p>151.23</text:p>
          </table:table-cell>
          <table:table-cell table:formula="of:=ROUND(AVERAGE([.J26:.N26]); 3)" office:value-type="float" office:value="151.074" calcext:value-type="float">
            <text:p>151.074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606.233312" calcext:value-type="float">
            <text:p>606.233312</text:p>
          </table:table-cell>
          <table:table-cell office:value-type="float" office:value="625.574414" calcext:value-type="float">
            <text:p>625.574414</text:p>
          </table:table-cell>
          <table:table-cell office:value-type="float" office:value="603.945248" calcext:value-type="float">
            <text:p>603.945248</text:p>
          </table:table-cell>
          <table:table-cell office:value-type="float" office:value="679.684502" calcext:value-type="float">
            <text:p>679.684502</text:p>
          </table:table-cell>
          <table:table-cell office:value-type="float" office:value="636.814107" calcext:value-type="float">
            <text:p>636.814107</text:p>
          </table:table-cell>
          <table:table-cell table:formula="of:=ROUND(AVERAGE([.B27:.F27]); 3)" office:value-type="float" office:value="630.45" calcext:value-type="float">
            <text:p>630.45</text:p>
          </table:table-cell>
          <table:table-cell/>
          <table:table-cell office:value-type="string" calcext:value-type="string">
            <text:p>BFS</text:p>
          </table:table-cell>
          <table:table-cell office:value-type="float" office:value="151.4" calcext:value-type="float">
            <text:p>151.4</text:p>
          </table:table-cell>
          <table:table-cell office:value-type="float" office:value="157.58" calcext:value-type="float">
            <text:p>157.58</text:p>
          </table:table-cell>
          <table:table-cell office:value-type="float" office:value="157.56" calcext:value-type="float">
            <text:p>157.56</text:p>
          </table:table-cell>
          <table:table-cell office:value-type="float" office:value="153.46" calcext:value-type="float">
            <text:p>153.46</text:p>
          </table:table-cell>
          <table:table-cell office:value-type="float" office:value="151.6" calcext:value-type="float">
            <text:p>151.6</text:p>
          </table:table-cell>
          <table:table-cell table:formula="of:=ROUND(AVERAGE([.J27:.N27]); 3)" office:value-type="float" office:value="154.32" calcext:value-type="float">
            <text:p>154.32</text:p>
          </table:table-cell>
        </table:table-row>
        <table:table-row table:style-name="ro1">
          <table:table-cell office:value-type="string" calcext:value-type="string">
            <text:p>DFS</text:p>
          </table:table-cell>
          <table:table-cell office:value-type="float" office:value="646.790847" calcext:value-type="float">
            <text:p>646.790847</text:p>
          </table:table-cell>
          <table:table-cell office:value-type="float" office:value="164.320738" calcext:value-type="float">
            <text:p>164.320738</text:p>
          </table:table-cell>
          <table:table-cell office:value-type="float" office:value="860.702358" calcext:value-type="float">
            <text:p>860.702358</text:p>
          </table:table-cell>
          <table:table-cell office:value-type="float" office:value="641.711826" calcext:value-type="float">
            <text:p>641.711826</text:p>
          </table:table-cell>
          <table:table-cell office:value-type="float" office:value="902.211504" calcext:value-type="float">
            <text:p>902.211504</text:p>
          </table:table-cell>
          <table:table-cell table:formula="of:=ROUND(AVERAGE([.B28:.F28]); 3)" office:value-type="float" office:value="643.147" calcext:value-type="float">
            <text:p>643.147</text:p>
          </table:table-cell>
          <table:table-cell/>
          <table:table-cell office:value-type="string" calcext:value-type="string">
            <text:p>DFS</text:p>
          </table:table-cell>
          <table:table-cell office:value-type="float" office:value="154.84" calcext:value-type="float">
            <text:p>154.84</text:p>
          </table:table-cell>
          <table:table-cell office:value-type="float" office:value="153.25" calcext:value-type="float">
            <text:p>153.25</text:p>
          </table:table-cell>
          <table:table-cell office:value-type="float" office:value="153.09" calcext:value-type="float">
            <text:p>153.09</text:p>
          </table:table-cell>
          <table:table-cell office:value-type="float" office:value="153.7" calcext:value-type="float">
            <text:p>153.7</text:p>
          </table:table-cell>
          <table:table-cell office:value-type="float" office:value="160.57" calcext:value-type="float">
            <text:p>160.57</text:p>
          </table:table-cell>
          <table:table-cell table:formula="of:=ROUND(AVERAGE([.J28:.N28]); 3)" office:value-type="float" office:value="155.09" calcext:value-type="float">
            <text:p>155.09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410.594314" calcext:value-type="float">
            <text:p>410.594314</text:p>
          </table:table-cell>
          <table:table-cell office:value-type="float" office:value="399.232298" calcext:value-type="float">
            <text:p>399.232298</text:p>
          </table:table-cell>
          <table:table-cell office:value-type="float" office:value="411.103685" calcext:value-type="float">
            <text:p>411.103685</text:p>
          </table:table-cell>
          <table:table-cell office:value-type="float" office:value="382.633607" calcext:value-type="float">
            <text:p>382.633607</text:p>
          </table:table-cell>
          <table:table-cell office:value-type="float" office:value="399.847252" calcext:value-type="float">
            <text:p>399.847252</text:p>
          </table:table-cell>
          <table:table-cell table:formula="of:=ROUND(AVERAGE([.B29:.F29]); 3)" office:value-type="float" office:value="400.682" calcext:value-type="float">
            <text:p>400.682</text:p>
          </table:table-cell>
          <table:table-cell/>
          <table:table-cell office:value-type="string" calcext:value-type="string">
            <text:p>Greedy</text:p>
          </table:table-cell>
          <table:table-cell office:value-type="float" office:value="152.42" calcext:value-type="float">
            <text:p>152.42</text:p>
          </table:table-cell>
          <table:table-cell office:value-type="float" office:value="152.29" calcext:value-type="float">
            <text:p>152.29</text:p>
          </table:table-cell>
          <table:table-cell office:value-type="float" office:value="156.55" calcext:value-type="float">
            <text:p>156.55</text:p>
          </table:table-cell>
          <table:table-cell office:value-type="float" office:value="150.65" calcext:value-type="float">
            <text:p>150.65</text:p>
          </table:table-cell>
          <table:table-cell office:value-type="float" office:value="150.52" calcext:value-type="float">
            <text:p>150.52</text:p>
          </table:table-cell>
          <table:table-cell table:formula="of:=ROUND(AVERAGE([.J29:.N29]); 3)" office:value-type="float" office:value="152.486" calcext:value-type="float">
            <text:p>152.486</text:p>
          </table:table-cell>
        </table:table-row>
        <table:table-row table:style-name="ro1">
          <table:table-cell office:value-type="string" calcext:value-type="string">
            <text:p>UCS</text:p>
          </table:table-cell>
          <table:table-cell office:value-type="float" office:value="661.270362" calcext:value-type="float">
            <text:p>661.270362</text:p>
          </table:table-cell>
          <table:table-cell office:value-type="float" office:value="583.129638" calcext:value-type="float">
            <text:p>583.129638</text:p>
          </table:table-cell>
          <table:table-cell office:value-type="float" office:value="593.50243" calcext:value-type="float">
            <text:p>593.50243</text:p>
          </table:table-cell>
          <table:table-cell office:value-type="float" office:value="568.485863" calcext:value-type="float">
            <text:p>568.485863</text:p>
          </table:table-cell>
          <table:table-cell office:value-type="float" office:value="624.442257" calcext:value-type="float">
            <text:p>624.442257</text:p>
          </table:table-cell>
          <table:table-cell table:formula="of:=ROUND(AVERAGE([.B30:.F30]); 3)" office:value-type="float" office:value="606.166" calcext:value-type="float">
            <text:p>606.166</text:p>
          </table:table-cell>
          <table:table-cell/>
          <table:table-cell office:value-type="string" calcext:value-type="string">
            <text:p>UCS</text:p>
          </table:table-cell>
          <table:table-cell office:value-type="float" office:value="157.66" calcext:value-type="float">
            <text:p>157.66</text:p>
          </table:table-cell>
          <table:table-cell office:value-type="float" office:value="153.49" calcext:value-type="float">
            <text:p>153.49</text:p>
          </table:table-cell>
          <table:table-cell office:value-type="float" office:value="159.54" calcext:value-type="float">
            <text:p>159.54</text:p>
          </table:table-cell>
          <table:table-cell office:value-type="float" office:value="151.57" calcext:value-type="float">
            <text:p>151.57</text:p>
          </table:table-cell>
          <table:table-cell office:value-type="float" office:value="151.49" calcext:value-type="float">
            <text:p>151.49</text:p>
          </table:table-cell>
          <table:table-cell table:formula="of:=ROUND(AVERAGE([.J30:.N30]); 3)" office:value-type="float" office:value="154.75" calcext:value-type="float">
            <text:p>154.75</text:p>
          </table:table-cell>
        </table:table-row>
        <table:table-row table:style-name="ro1">
          <table:table-cell office:value-type="string" calcext:value-type="string">
            <text:p>IDS</text:p>
          </table:table-cell>
          <table:table-cell office:value-type="float" office:value="10123.308464" calcext:value-type="float">
            <text:p>10123.308464</text:p>
          </table:table-cell>
          <table:table-cell office:value-type="float" office:value="13137.925152" calcext:value-type="float">
            <text:p>13137.925152</text:p>
          </table:table-cell>
          <table:table-cell office:value-type="float" office:value="13353.429559" calcext:value-type="float">
            <text:p>13353.429559</text:p>
          </table:table-cell>
          <table:table-cell office:value-type="float" office:value="16090.604169" calcext:value-type="float">
            <text:p>16090.604169</text:p>
          </table:table-cell>
          <table:table-cell office:value-type="float" office:value="16516.783607" calcext:value-type="float">
            <text:p>16516.783607</text:p>
          </table:table-cell>
          <table:table-cell table:formula="of:=ROUND(AVERAGE([.B31:.F31]); 3)" office:value-type="float" office:value="13844.41" calcext:value-type="float">
            <text:p>13844.41</text:p>
          </table:table-cell>
          <table:table-cell/>
          <table:table-cell office:value-type="string" calcext:value-type="string">
            <text:p>IDS</text:p>
          </table:table-cell>
          <table:table-cell office:value-type="float" office:value="151.23" calcext:value-type="float">
            <text:p>151.23</text:p>
          </table:table-cell>
          <table:table-cell office:value-type="float" office:value="153.08" calcext:value-type="float">
            <text:p>153.08</text:p>
          </table:table-cell>
          <table:table-cell office:value-type="float" office:value="153.5" calcext:value-type="float">
            <text:p>153.5</text:p>
          </table:table-cell>
          <table:table-cell office:value-type="float" office:value="151.6" calcext:value-type="float">
            <text:p>151.6</text:p>
          </table:table-cell>
          <table:table-cell office:value-type="float" office:value="153.44" calcext:value-type="float">
            <text:p>153.44</text:p>
          </table:table-cell>
          <table:table-cell table:formula="of:=ROUND(AVERAGE([.J31:.N31]); 3)" office:value-type="float" office:value="152.57" calcext:value-type="float">
            <text:p>152.5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l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Average Time (ms)</text:p>
          </table:table-cell>
          <table:table-cell/>
          <table:table-cell office:value-type="string" calcext:value-type="string">
            <text:p>Level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Peak Memory Usage (MiB)</text:p>
          </table:table-cell>
        </table:table-row>
        <table:table-row table:style-name="ro1">
          <table:table-cell office:value-type="string" calcext:value-type="string">
            <text:p>A_star</text:p>
          </table:table-cell>
          <table:table-cell office:value-type="float" office:value="141.437451" calcext:value-type="float">
            <text:p>141.437451</text:p>
          </table:table-cell>
          <table:table-cell office:value-type="float" office:value="145.296091" calcext:value-type="float">
            <text:p>145.296091</text:p>
          </table:table-cell>
          <table:table-cell office:value-type="float" office:value="161.439336" calcext:value-type="float">
            <text:p>161.439336</text:p>
          </table:table-cell>
          <table:table-cell office:value-type="float" office:value="154.315256" calcext:value-type="float">
            <text:p>154.315256</text:p>
          </table:table-cell>
          <table:table-cell office:value-type="float" office:value="146.15641" calcext:value-type="float">
            <text:p>146.15641</text:p>
          </table:table-cell>
          <table:table-cell table:formula="of:=ROUND(AVERAGE([.B34:.F34]); 3)" office:value-type="float" office:value="149.729" calcext:value-type="float">
            <text:p>149.729</text:p>
          </table:table-cell>
          <table:table-cell/>
          <table:table-cell office:value-type="string" calcext:value-type="string">
            <text:p>A_star</text:p>
          </table:table-cell>
          <table:table-cell office:value-type="float" office:value="151.34" calcext:value-type="float">
            <text:p>151.34</text:p>
          </table:table-cell>
          <table:table-cell office:value-type="float" office:value="151.39" calcext:value-type="float">
            <text:p>151.39</text:p>
          </table:table-cell>
          <table:table-cell office:value-type="float" office:value="151.43" calcext:value-type="float">
            <text:p>151.43</text:p>
          </table:table-cell>
          <table:table-cell office:value-type="float" office:value="149.51" calcext:value-type="float">
            <text:p>149.51</text:p>
          </table:table-cell>
          <table:table-cell office:value-type="float" office:value="149.45" calcext:value-type="float">
            <text:p>149.45</text:p>
          </table:table-cell>
          <table:table-cell table:formula="of:=ROUND(AVERAGE([.J34:.N34]); 3)" office:value-type="float" office:value="150.624" calcext:value-type="float">
            <text:p>150.624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142.070435" calcext:value-type="float">
            <text:p>142.070435</text:p>
          </table:table-cell>
          <table:table-cell office:value-type="float" office:value="129.913189" calcext:value-type="float">
            <text:p>129.913189</text:p>
          </table:table-cell>
          <table:table-cell office:value-type="float" office:value="123.417131" calcext:value-type="float">
            <text:p>123.417131</text:p>
          </table:table-cell>
          <table:table-cell office:value-type="float" office:value="135.044439" calcext:value-type="float">
            <text:p>135.044439</text:p>
          </table:table-cell>
          <table:table-cell office:value-type="float" office:value="130.594743" calcext:value-type="float">
            <text:p>130.594743</text:p>
          </table:table-cell>
          <table:table-cell table:formula="of:=ROUND(AVERAGE([.B35:.F35]); 3)" office:value-type="float" office:value="132.208" calcext:value-type="float">
            <text:p>132.208</text:p>
          </table:table-cell>
          <table:table-cell/>
          <table:table-cell office:value-type="string" calcext:value-type="string">
            <text:p>BFS</text:p>
          </table:table-cell>
          <table:table-cell office:value-type="float" office:value="151.29" calcext:value-type="float">
            <text:p>151.29</text:p>
          </table:table-cell>
          <table:table-cell office:value-type="float" office:value="149.3" calcext:value-type="float">
            <text:p>149.3</text:p>
          </table:table-cell>
          <table:table-cell office:value-type="float" office:value="149.4" calcext:value-type="float">
            <text:p>149.4</text:p>
          </table:table-cell>
          <table:table-cell office:value-type="float" office:value="149.15" calcext:value-type="float">
            <text:p>149.15</text:p>
          </table:table-cell>
          <table:table-cell office:value-type="float" office:value="153.32" calcext:value-type="float">
            <text:p>153.32</text:p>
          </table:table-cell>
          <table:table-cell table:formula="of:=ROUND(AVERAGE([.J35:.N35]); 3)" office:value-type="float" office:value="150.492" calcext:value-type="float">
            <text:p>150.492</text:p>
          </table:table-cell>
        </table:table-row>
        <table:table-row table:style-name="ro1">
          <table:table-cell office:value-type="string" calcext:value-type="string">
            <text:p>DFS</text:p>
          </table:table-cell>
          <table:table-cell office:value-type="float" office:value="114.592995" calcext:value-type="float">
            <text:p>114.592995</text:p>
          </table:table-cell>
          <table:table-cell office:value-type="float" office:value="169.018535" calcext:value-type="float">
            <text:p>169.018535</text:p>
          </table:table-cell>
          <table:table-cell office:value-type="float" office:value="107.700941" calcext:value-type="float">
            <text:p>107.700941</text:p>
          </table:table-cell>
          <table:table-cell office:value-type="float" office:value="82.632676" calcext:value-type="float">
            <text:p>82.632676</text:p>
          </table:table-cell>
          <table:table-cell office:value-type="float" office:value="114.361797" calcext:value-type="float">
            <text:p>114.361797</text:p>
          </table:table-cell>
          <table:table-cell table:formula="of:=ROUND(AVERAGE([.B36:.F36]); 3)" office:value-type="float" office:value="117.661" calcext:value-type="float">
            <text:p>117.661</text:p>
          </table:table-cell>
          <table:table-cell/>
          <table:table-cell office:value-type="string" calcext:value-type="string">
            <text:p>DFS</text:p>
          </table:table-cell>
          <table:table-cell office:value-type="float" office:value="149.26" calcext:value-type="float">
            <text:p>149.26</text:p>
          </table:table-cell>
          <table:table-cell table:number-columns-repeated="2" office:value-type="float" office:value="149.61" calcext:value-type="float">
            <text:p>149.61</text:p>
          </table:table-cell>
          <table:table-cell office:value-type="float" office:value="151" calcext:value-type="float">
            <text:p>151</text:p>
          </table:table-cell>
          <table:table-cell office:value-type="float" office:value="149.3" calcext:value-type="float">
            <text:p>149.3</text:p>
          </table:table-cell>
          <table:table-cell table:formula="of:=ROUND(AVERAGE([.J36:.N36]); 3)" office:value-type="float" office:value="149.756" calcext:value-type="float">
            <text:p>149.756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127.681045" calcext:value-type="float">
            <text:p>127.681045</text:p>
          </table:table-cell>
          <table:table-cell office:value-type="float" office:value="135.267662" calcext:value-type="float">
            <text:p>135.267662</text:p>
          </table:table-cell>
          <table:table-cell office:value-type="float" office:value="149.84195" calcext:value-type="float">
            <text:p>149.84195</text:p>
          </table:table-cell>
          <table:table-cell office:value-type="float" office:value="144.371725" calcext:value-type="float">
            <text:p>144.371725</text:p>
          </table:table-cell>
          <table:table-cell office:value-type="float" office:value="131.986304" calcext:value-type="float">
            <text:p>131.986304</text:p>
          </table:table-cell>
          <table:table-cell table:formula="of:=ROUND(AVERAGE([.B37:.F37]); 3)" office:value-type="float" office:value="137.83" calcext:value-type="float">
            <text:p>137.83</text:p>
          </table:table-cell>
          <table:table-cell/>
          <table:table-cell office:value-type="string" calcext:value-type="string">
            <text:p>Greedy</text:p>
          </table:table-cell>
          <table:table-cell office:value-type="float" office:value="151.38" calcext:value-type="float">
            <text:p>151.38</text:p>
          </table:table-cell>
          <table:table-cell office:value-type="float" office:value="149.37" calcext:value-type="float">
            <text:p>149.37</text:p>
          </table:table-cell>
          <table:table-cell office:value-type="float" office:value="149.46" calcext:value-type="float">
            <text:p>149.46</text:p>
          </table:table-cell>
          <table:table-cell office:value-type="float" office:value="149.32" calcext:value-type="float">
            <text:p>149.32</text:p>
          </table:table-cell>
          <table:table-cell office:value-type="float" office:value="151.05" calcext:value-type="float">
            <text:p>151.05</text:p>
          </table:table-cell>
          <table:table-cell table:formula="of:=ROUND(AVERAGE([.J37:.N37]); 3)" office:value-type="float" office:value="150.116" calcext:value-type="float">
            <text:p>150.116</text:p>
          </table:table-cell>
        </table:table-row>
        <table:table-row table:style-name="ro1">
          <table:table-cell office:value-type="string" calcext:value-type="string">
            <text:p>UCS</text:p>
          </table:table-cell>
          <table:table-cell office:value-type="float" office:value="123.427888" calcext:value-type="float">
            <text:p>123.427888</text:p>
          </table:table-cell>
          <table:table-cell office:value-type="float" office:value="126.364535" calcext:value-type="float">
            <text:p>126.364535</text:p>
          </table:table-cell>
          <table:table-cell office:value-type="float" office:value="123.065365" calcext:value-type="float">
            <text:p>123.065365</text:p>
          </table:table-cell>
          <table:table-cell office:value-type="float" office:value="136.347562" calcext:value-type="float">
            <text:p>136.347562</text:p>
          </table:table-cell>
          <table:table-cell office:value-type="float" office:value="159.581126" calcext:value-type="float">
            <text:p>159.581126</text:p>
          </table:table-cell>
          <table:table-cell table:formula="of:=ROUND(AVERAGE([.B38:.F38]); 3)" office:value-type="float" office:value="133.757" calcext:value-type="float">
            <text:p>133.757</text:p>
          </table:table-cell>
          <table:table-cell/>
          <table:table-cell office:value-type="string" calcext:value-type="string">
            <text:p>UCS</text:p>
          </table:table-cell>
          <table:table-cell office:value-type="float" office:value="153.52" calcext:value-type="float">
            <text:p>153.52</text:p>
          </table:table-cell>
          <table:table-cell office:value-type="float" office:value="151.25" calcext:value-type="float">
            <text:p>151.25</text:p>
          </table:table-cell>
          <table:table-cell office:value-type="float" office:value="149.14" calcext:value-type="float">
            <text:p>149.14</text:p>
          </table:table-cell>
          <table:table-cell office:value-type="float" office:value="153.34" calcext:value-type="float">
            <text:p>153.34</text:p>
          </table:table-cell>
          <table:table-cell office:value-type="float" office:value="151.45" calcext:value-type="float">
            <text:p>151.45</text:p>
          </table:table-cell>
          <table:table-cell table:formula="of:=ROUND(AVERAGE([.J38:.N38]); 3)" office:value-type="float" office:value="151.74" calcext:value-type="float">
            <text:p>151.74</text:p>
          </table:table-cell>
        </table:table-row>
        <table:table-row table:style-name="ro1">
          <table:table-cell office:value-type="string" calcext:value-type="string">
            <text:p>IDS</text:p>
          </table:table-cell>
          <table:table-cell office:value-type="float" office:value="2143.704731" calcext:value-type="float">
            <text:p>2143.704731</text:p>
          </table:table-cell>
          <table:table-cell office:value-type="float" office:value="2092.44105" calcext:value-type="float">
            <text:p>2092.44105</text:p>
          </table:table-cell>
          <table:table-cell office:value-type="float" office:value="1963.227562" calcext:value-type="float">
            <text:p>1963.227562</text:p>
          </table:table-cell>
          <table:table-cell office:value-type="float" office:value="2224.322534" calcext:value-type="float">
            <text:p>2224.322534</text:p>
          </table:table-cell>
          <table:table-cell office:value-type="float" office:value="1967.494045" calcext:value-type="float">
            <text:p>1967.494045</text:p>
          </table:table-cell>
          <table:table-cell table:formula="of:=ROUND(AVERAGE([.B39:.F39]); 3)" office:value-type="float" office:value="2078.238" calcext:value-type="float">
            <text:p>2078.238</text:p>
          </table:table-cell>
          <table:table-cell/>
          <table:table-cell office:value-type="string" calcext:value-type="string">
            <text:p>IDS</text:p>
          </table:table-cell>
          <table:table-cell office:value-type="float" office:value="149.62" calcext:value-type="float">
            <text:p>149.62</text:p>
          </table:table-cell>
          <table:table-cell office:value-type="float" office:value="149.8" calcext:value-type="float">
            <text:p>149.8</text:p>
          </table:table-cell>
          <table:table-cell office:value-type="float" office:value="149.56" calcext:value-type="float">
            <text:p>149.56</text:p>
          </table:table-cell>
          <table:table-cell office:value-type="float" office:value="149.44" calcext:value-type="float">
            <text:p>149.44</text:p>
          </table:table-cell>
          <table:table-cell office:value-type="float" office:value="151.41" calcext:value-type="float">
            <text:p>151.41</text:p>
          </table:table-cell>
          <table:table-cell table:formula="of:=ROUND(AVERAGE([.J39:.N39]); 3)" office:value-type="float" office:value="149.966" calcext:value-type="float">
            <text:p>149.96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l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Average Time (ms)</text:p>
          </table:table-cell>
          <table:table-cell/>
          <table:table-cell office:value-type="string" calcext:value-type="string">
            <text:p>Level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Peak Memory Usage (MiB)</text:p>
          </table:table-cell>
        </table:table-row>
        <table:table-row table:style-name="ro1">
          <table:table-cell office:value-type="string" calcext:value-type="string">
            <text:p>A_star</text:p>
          </table:table-cell>
          <table:table-cell office:value-type="float" office:value="415.701745" calcext:value-type="float">
            <text:p>415.701745</text:p>
          </table:table-cell>
          <table:table-cell office:value-type="float" office:value="392.782662" calcext:value-type="float">
            <text:p>392.782662</text:p>
          </table:table-cell>
          <table:table-cell office:value-type="float" office:value="407.195341" calcext:value-type="float">
            <text:p>407.195341</text:p>
          </table:table-cell>
          <table:table-cell office:value-type="float" office:value="409.127408" calcext:value-type="float">
            <text:p>409.127408</text:p>
          </table:table-cell>
          <table:table-cell office:value-type="float" office:value="404.843799" calcext:value-type="float">
            <text:p>404.843799</text:p>
          </table:table-cell>
          <table:table-cell table:formula="of:=ROUND(AVERAGE([.B42:.F42]); 3)" office:value-type="float" office:value="405.93" calcext:value-type="float">
            <text:p>405.93</text:p>
          </table:table-cell>
          <table:table-cell/>
          <table:table-cell office:value-type="string" calcext:value-type="string">
            <text:p>A_star</text:p>
          </table:table-cell>
          <table:table-cell office:value-type="float" office:value="156.03" calcext:value-type="float">
            <text:p>156.03</text:p>
          </table:table-cell>
          <table:table-cell office:value-type="float" office:value="150.4" calcext:value-type="float">
            <text:p>150.4</text:p>
          </table:table-cell>
          <table:table-cell office:value-type="float" office:value="150.24" calcext:value-type="float">
            <text:p>150.24</text:p>
          </table:table-cell>
          <table:table-cell office:value-type="float" office:value="156.45" calcext:value-type="float">
            <text:p>156.45</text:p>
          </table:table-cell>
          <table:table-cell office:value-type="float" office:value="156.57" calcext:value-type="float">
            <text:p>156.57</text:p>
          </table:table-cell>
          <table:table-cell table:formula="of:=ROUND(AVERAGE([.J42:.N42]); 3)" office:value-type="float" office:value="153.938" calcext:value-type="float">
            <text:p>153.938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368.481109" calcext:value-type="float">
            <text:p>368.481109</text:p>
          </table:table-cell>
          <table:table-cell office:value-type="float" office:value="425.960108" calcext:value-type="float">
            <text:p>425.960108</text:p>
          </table:table-cell>
          <table:table-cell office:value-type="float" office:value="428.16866" calcext:value-type="float">
            <text:p>428.16866</text:p>
          </table:table-cell>
          <table:table-cell office:value-type="float" office:value="383.345774" calcext:value-type="float">
            <text:p>383.345774</text:p>
          </table:table-cell>
          <table:table-cell office:value-type="float" office:value="370.998342" calcext:value-type="float">
            <text:p>370.998342</text:p>
          </table:table-cell>
          <table:table-cell table:formula="of:=ROUND(AVERAGE([.B43:.F43]); 3)" office:value-type="float" office:value="395.391" calcext:value-type="float">
            <text:p>395.391</text:p>
          </table:table-cell>
          <table:table-cell/>
          <table:table-cell office:value-type="string" calcext:value-type="string">
            <text:p>BFS</text:p>
          </table:table-cell>
          <table:table-cell office:value-type="float" office:value="150.3" calcext:value-type="float">
            <text:p>150.3</text:p>
          </table:table-cell>
          <table:table-cell office:value-type="float" office:value="152.18" calcext:value-type="float">
            <text:p>152.18</text:p>
          </table:table-cell>
          <table:table-cell office:value-type="float" office:value="152.27" calcext:value-type="float">
            <text:p>152.27</text:p>
          </table:table-cell>
          <table:table-cell office:value-type="float" office:value="154.18" calcext:value-type="float">
            <text:p>154.18</text:p>
          </table:table-cell>
          <table:table-cell office:value-type="float" office:value="156.39" calcext:value-type="float">
            <text:p>156.39</text:p>
          </table:table-cell>
          <table:table-cell table:formula="of:=ROUND(AVERAGE([.J43:.N43]); 3)" office:value-type="float" office:value="153.064" calcext:value-type="float">
            <text:p>153.064</text:p>
          </table:table-cell>
        </table:table-row>
        <table:table-row table:style-name="ro1">
          <table:table-cell office:value-type="string" calcext:value-type="string">
            <text:p>DFS</text:p>
          </table:table-cell>
          <table:table-cell office:value-type="float" office:value="397.970607" calcext:value-type="float">
            <text:p>397.970607</text:p>
          </table:table-cell>
          <table:table-cell office:value-type="float" office:value="343.650439" calcext:value-type="float">
            <text:p>343.650439</text:p>
          </table:table-cell>
          <table:table-cell office:value-type="float" office:value="326.213077" calcext:value-type="float">
            <text:p>326.213077</text:p>
          </table:table-cell>
          <table:table-cell office:value-type="float" office:value="390.923934" calcext:value-type="float">
            <text:p>390.923934</text:p>
          </table:table-cell>
          <table:table-cell office:value-type="float" office:value="336.576448" calcext:value-type="float">
            <text:p>336.576448</text:p>
          </table:table-cell>
          <table:table-cell table:formula="of:=ROUND(AVERAGE([.B44:.F44]); 3)" office:value-type="float" office:value="359.067" calcext:value-type="float">
            <text:p>359.067</text:p>
          </table:table-cell>
          <table:table-cell/>
          <table:table-cell office:value-type="string" calcext:value-type="string">
            <text:p>DFS</text:p>
          </table:table-cell>
          <table:table-cell office:value-type="float" office:value="150.3" calcext:value-type="float">
            <text:p>150.3</text:p>
          </table:table-cell>
          <table:table-cell office:value-type="float" office:value="150.33" calcext:value-type="float">
            <text:p>150.33</text:p>
          </table:table-cell>
          <table:table-cell office:value-type="float" office:value="150.26" calcext:value-type="float">
            <text:p>150.26</text:p>
          </table:table-cell>
          <table:table-cell office:value-type="float" office:value="150.63" calcext:value-type="float">
            <text:p>150.63</text:p>
          </table:table-cell>
          <table:table-cell office:value-type="float" office:value="150.4" calcext:value-type="float">
            <text:p>150.4</text:p>
          </table:table-cell>
          <table:table-cell table:formula="of:=ROUND(AVERAGE([.J44:.N44]); 3)" office:value-type="float" office:value="150.384" calcext:value-type="float">
            <text:p>150.38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385.23666" calcext:value-type="float">
            <text:p>385.23666</text:p>
          </table:table-cell>
          <table:table-cell office:value-type="float" office:value="374.458006" calcext:value-type="float">
            <text:p>374.458006</text:p>
          </table:table-cell>
          <table:table-cell office:value-type="float" office:value="392.212187" calcext:value-type="float">
            <text:p>392.212187</text:p>
          </table:table-cell>
          <table:table-cell office:value-type="float" office:value="385.668694" calcext:value-type="float">
            <text:p>385.668694</text:p>
          </table:table-cell>
          <table:table-cell office:value-type="float" office:value="376.030229" calcext:value-type="float">
            <text:p>376.030229</text:p>
          </table:table-cell>
          <table:table-cell table:formula="of:=ROUND(AVERAGE([.B45:.F45]); 3)" office:value-type="float" office:value="382.721" calcext:value-type="float">
            <text:p>382.721</text:p>
          </table:table-cell>
          <table:table-cell/>
          <table:table-cell office:value-type="string" calcext:value-type="string">
            <text:p>Greedy</text:p>
          </table:table-cell>
          <table:table-cell office:value-type="float" office:value="150.56" calcext:value-type="float">
            <text:p>150.56</text:p>
          </table:table-cell>
          <table:table-cell office:value-type="float" office:value="150.58" calcext:value-type="float">
            <text:p>150.58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29" calcext:value-type="float">
            <text:p>156.29</text:p>
          </table:table-cell>
          <table:table-cell office:value-type="float" office:value="152.5" calcext:value-type="float">
            <text:p>152.5</text:p>
          </table:table-cell>
          <table:table-cell table:formula="of:=ROUND(AVERAGE([.J45:.N45]); 3)" office:value-type="float" office:value="152.87" calcext:value-type="float">
            <text:p>152.87</text:p>
          </table:table-cell>
        </table:table-row>
        <table:table-row table:style-name="ro1">
          <table:table-cell office:value-type="string" calcext:value-type="string">
            <text:p>UCS</text:p>
          </table:table-cell>
          <table:table-cell office:value-type="float" office:value="362.018117" calcext:value-type="float">
            <text:p>362.018117</text:p>
          </table:table-cell>
          <table:table-cell office:value-type="float" office:value="347.217368" calcext:value-type="float">
            <text:p>347.217368</text:p>
          </table:table-cell>
          <table:table-cell office:value-type="float" office:value="387.120864" calcext:value-type="float">
            <text:p>387.120864</text:p>
          </table:table-cell>
          <table:table-cell office:value-type="float" office:value="351.890831" calcext:value-type="float">
            <text:p>351.890831</text:p>
          </table:table-cell>
          <table:table-cell office:value-type="float" office:value="347.190194" calcext:value-type="float">
            <text:p>347.190194</text:p>
          </table:table-cell>
          <table:table-cell table:formula="of:=ROUND(AVERAGE([.B46:.F46]); 3)" office:value-type="float" office:value="359.087" calcext:value-type="float">
            <text:p>359.087</text:p>
          </table:table-cell>
          <table:table-cell/>
          <table:table-cell office:value-type="string" calcext:value-type="string">
            <text:p>UCS</text:p>
          </table:table-cell>
          <table:table-cell office:value-type="float" office:value="152.45" calcext:value-type="float">
            <text:p>152.45</text:p>
          </table:table-cell>
          <table:table-cell office:value-type="float" office:value="150.47" calcext:value-type="float">
            <text:p>150.47</text:p>
          </table:table-cell>
          <table:table-cell office:value-type="float" office:value="152.7" calcext:value-type="float">
            <text:p>152.7</text:p>
          </table:table-cell>
          <table:table-cell office:value-type="float" office:value="156.41" calcext:value-type="float">
            <text:p>156.41</text:p>
          </table:table-cell>
          <table:table-cell office:value-type="float" office:value="158.59" calcext:value-type="float">
            <text:p>158.59</text:p>
          </table:table-cell>
          <table:table-cell table:formula="of:=ROUND(AVERAGE([.J46:.N46]); 3)" office:value-type="float" office:value="154.124" calcext:value-type="float">
            <text:p>154.124</text:p>
          </table:table-cell>
        </table:table-row>
        <table:table-row table:style-name="ro1">
          <table:table-cell office:value-type="string" calcext:value-type="string">
            <text:p>IDS</text:p>
          </table:table-cell>
          <table:table-cell office:value-type="float" office:value="8256.903516" calcext:value-type="float">
            <text:p>8256.903516</text:p>
          </table:table-cell>
          <table:table-cell office:value-type="float" office:value="7762.628865" calcext:value-type="float">
            <text:p>7762.628865</text:p>
          </table:table-cell>
          <table:table-cell office:value-type="float" office:value="8489.231726" calcext:value-type="float">
            <text:p>8489.231726</text:p>
          </table:table-cell>
          <table:table-cell office:value-type="float" office:value="7746.748225" calcext:value-type="float">
            <text:p>7746.748225</text:p>
          </table:table-cell>
          <table:table-cell office:value-type="float" office:value="7845.025975" calcext:value-type="float">
            <text:p>7845.025975</text:p>
          </table:table-cell>
          <table:table-cell table:formula="of:=ROUND(AVERAGE([.B47:.F47]); 3)" office:value-type="float" office:value="8020.108" calcext:value-type="float">
            <text:p>8020.108</text:p>
          </table:table-cell>
          <table:table-cell/>
          <table:table-cell office:value-type="string" calcext:value-type="string">
            <text:p>IDS</text:p>
          </table:table-cell>
          <table:table-cell office:value-type="float" office:value="156.56" calcext:value-type="float">
            <text:p>156.56</text:p>
          </table:table-cell>
          <table:table-cell office:value-type="float" office:value="152.67" calcext:value-type="float">
            <text:p>152.67</text:p>
          </table:table-cell>
          <table:table-cell office:value-type="float" office:value="152.52" calcext:value-type="float">
            <text:p>152.52</text:p>
          </table:table-cell>
          <table:table-cell office:value-type="float" office:value="150.53" calcext:value-type="float">
            <text:p>150.53</text:p>
          </table:table-cell>
          <table:table-cell office:value-type="float" office:value="150.57" calcext:value-type="float">
            <text:p>150.57</text:p>
          </table:table-cell>
          <table:table-cell table:formula="of:=ROUND(AVERAGE([.J47:.N47]); 3)" office:value-type="float" office:value="152.57" calcext:value-type="float">
            <text:p>152.5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l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Average Time (ms)</text:p>
          </table:table-cell>
          <table:table-cell/>
          <table:table-cell office:value-type="string" calcext:value-type="string">
            <text:p>Level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Peak Memory Usage (MiB)</text:p>
          </table:table-cell>
        </table:table-row>
        <table:table-row table:style-name="ro1">
          <table:table-cell office:value-type="string" calcext:value-type="string">
            <text:p>A_star</text:p>
          </table:table-cell>
          <table:table-cell office:value-type="float" office:value="766.649579" calcext:value-type="float">
            <text:p>766.649579</text:p>
          </table:table-cell>
          <table:table-cell office:value-type="float" office:value="794.588324" calcext:value-type="float">
            <text:p>794.588324</text:p>
          </table:table-cell>
          <table:table-cell office:value-type="float" office:value="781.700276" calcext:value-type="float">
            <text:p>781.700276</text:p>
          </table:table-cell>
          <table:table-cell office:value-type="float" office:value="781.92103" calcext:value-type="float">
            <text:p>781.92103</text:p>
          </table:table-cell>
          <table:table-cell office:value-type="float" office:value="833.248933" calcext:value-type="float">
            <text:p>833.248933</text:p>
          </table:table-cell>
          <table:table-cell table:formula="of:=ROUND(AVERAGE([.B50:.F50]); 3)" office:value-type="float" office:value="791.622" calcext:value-type="float">
            <text:p>791.622</text:p>
          </table:table-cell>
          <table:table-cell/>
          <table:table-cell office:value-type="string" calcext:value-type="string">
            <text:p>A_star</text:p>
          </table:table-cell>
          <table:table-cell office:value-type="float" office:value="158.21" calcext:value-type="float">
            <text:p>158.21</text:p>
          </table:table-cell>
          <table:table-cell office:value-type="float" office:value="152.19" calcext:value-type="float">
            <text:p>152.19</text:p>
          </table:table-cell>
          <table:table-cell office:value-type="float" office:value="158.07" calcext:value-type="float">
            <text:p>158.07</text:p>
          </table:table-cell>
          <table:table-cell office:value-type="float" office:value="158.08" calcext:value-type="float">
            <text:p>158.08</text:p>
          </table:table-cell>
          <table:table-cell office:value-type="float" office:value="154.19" calcext:value-type="float">
            <text:p>154.19</text:p>
          </table:table-cell>
          <table:table-cell table:formula="of:=ROUND(AVERAGE([.J50:.N50]); 3)" office:value-type="float" office:value="156.148" calcext:value-type="float">
            <text:p>156.148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819.314452" calcext:value-type="float">
            <text:p>819.314452</text:p>
          </table:table-cell>
          <table:table-cell office:value-type="float" office:value="823.692805" calcext:value-type="float">
            <text:p>823.692805</text:p>
          </table:table-cell>
          <table:table-cell office:value-type="float" office:value="759.355727" calcext:value-type="float">
            <text:p>759.355727</text:p>
          </table:table-cell>
          <table:table-cell office:value-type="float" office:value="703.500193" calcext:value-type="float">
            <text:p>703.500193</text:p>
          </table:table-cell>
          <table:table-cell office:value-type="float" office:value="693.064897" calcext:value-type="float">
            <text:p>693.064897</text:p>
          </table:table-cell>
          <table:table-cell table:formula="of:=ROUND(AVERAGE([.B51:.F51]); 3)" office:value-type="float" office:value="759.786" calcext:value-type="float">
            <text:p>759.786</text:p>
          </table:table-cell>
          <table:table-cell/>
          <table:table-cell office:value-type="string" calcext:value-type="string">
            <text:p>BFS</text:p>
          </table:table-cell>
          <table:table-cell office:value-type="float" office:value="152.14" calcext:value-type="float">
            <text:p>152.14</text:p>
          </table:table-cell>
          <table:table-cell office:value-type="float" office:value="151.99" calcext:value-type="float">
            <text:p>151.99</text:p>
          </table:table-cell>
          <table:table-cell office:value-type="float" office:value="152.16" calcext:value-type="float">
            <text:p>152.16</text:p>
          </table:table-cell>
          <table:table-cell office:value-type="float" office:value="152.33" calcext:value-type="float">
            <text:p>152.33</text:p>
          </table:table-cell>
          <table:table-cell office:value-type="float" office:value="154.13" calcext:value-type="float">
            <text:p>154.13</text:p>
          </table:table-cell>
          <table:table-cell table:formula="of:=ROUND(AVERAGE([.J51:.N51]); 3)" office:value-type="float" office:value="152.55" calcext:value-type="float">
            <text:p>152.55</text:p>
          </table:table-cell>
        </table:table-row>
        <table:table-row table:style-name="ro1">
          <table:table-cell office:value-type="string" calcext:value-type="string">
            <text:p>DFS</text:p>
          </table:table-cell>
          <table:table-cell office:value-type="float" office:value="875.378791" calcext:value-type="float">
            <text:p>875.378791</text:p>
          </table:table-cell>
          <table:table-cell office:value-type="float" office:value="1170.9281" calcext:value-type="float">
            <text:p>1170.9281</text:p>
          </table:table-cell>
          <table:table-cell office:value-type="float" office:value="557.0377" calcext:value-type="float">
            <text:p>557.0377</text:p>
          </table:table-cell>
          <table:table-cell office:value-type="float" office:value="926.62299" calcext:value-type="float">
            <text:p>926.62299</text:p>
          </table:table-cell>
          <table:table-cell office:value-type="float" office:value="673.760875" calcext:value-type="float">
            <text:p>673.760875</text:p>
          </table:table-cell>
          <table:table-cell table:formula="of:=ROUND(AVERAGE([.B52:.F52]); 3)" office:value-type="float" office:value="840.746" calcext:value-type="float">
            <text:p>840.746</text:p>
          </table:table-cell>
          <table:table-cell/>
          <table:table-cell office:value-type="string" calcext:value-type="string">
            <text:p>DFS</text:p>
          </table:table-cell>
          <table:table-cell office:value-type="float" office:value="152.97" calcext:value-type="float">
            <text:p>152.97</text:p>
          </table:table-cell>
          <table:table-cell office:value-type="float" office:value="153.1" calcext:value-type="float">
            <text:p>153.1</text:p>
          </table:table-cell>
          <table:table-cell office:value-type="float" office:value="153.22" calcext:value-type="float">
            <text:p>153.22</text:p>
          </table:table-cell>
          <table:table-cell office:value-type="float" office:value="160.52" calcext:value-type="float">
            <text:p>160.52</text:p>
          </table:table-cell>
          <table:table-cell office:value-type="float" office:value="155.66" calcext:value-type="float">
            <text:p>155.66</text:p>
          </table:table-cell>
          <table:table-cell table:formula="of:=ROUND(AVERAGE([.J52:.N52]); 3)" office:value-type="float" office:value="155.094" calcext:value-type="float">
            <text:p>155.09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696.877852" calcext:value-type="float">
            <text:p>696.877852</text:p>
          </table:table-cell>
          <table:table-cell office:value-type="float" office:value="688.884468" calcext:value-type="float">
            <text:p>688.884468</text:p>
          </table:table-cell>
          <table:table-cell office:value-type="float" office:value="716.185801" calcext:value-type="float">
            <text:p>716.185801</text:p>
          </table:table-cell>
          <table:table-cell office:value-type="float" office:value="678.529647" calcext:value-type="float">
            <text:p>678.529647</text:p>
          </table:table-cell>
          <table:table-cell office:value-type="float" office:value="695.528549" calcext:value-type="float">
            <text:p>695.528549</text:p>
          </table:table-cell>
          <table:table-cell table:formula="of:=ROUND(AVERAGE([.B53:.F53]); 3)" office:value-type="float" office:value="695.201" calcext:value-type="float">
            <text:p>695.201</text:p>
          </table:table-cell>
          <table:table-cell/>
          <table:table-cell office:value-type="string" calcext:value-type="string">
            <text:p>Greedy</text:p>
          </table:table-cell>
          <table:table-cell office:value-type="float" office:value="151.83" calcext:value-type="float">
            <text:p>151.83</text:p>
          </table:table-cell>
          <table:table-cell office:value-type="float" office:value="159.83" calcext:value-type="float">
            <text:p>159.83</text:p>
          </table:table-cell>
          <table:table-cell office:value-type="float" office:value="151.76" calcext:value-type="float">
            <text:p>151.76</text:p>
          </table:table-cell>
          <table:table-cell office:value-type="float" office:value="153.87" calcext:value-type="float">
            <text:p>153.87</text:p>
          </table:table-cell>
          <table:table-cell office:value-type="float" office:value="151.67" calcext:value-type="float">
            <text:p>151.67</text:p>
          </table:table-cell>
          <table:table-cell table:formula="of:=ROUND(AVERAGE([.J53:.N53]); 3)" office:value-type="float" office:value="153.792" calcext:value-type="float">
            <text:p>153.792</text:p>
          </table:table-cell>
        </table:table-row>
        <table:table-row table:style-name="ro1">
          <table:table-cell office:value-type="string" calcext:value-type="string">
            <text:p>UCS</text:p>
          </table:table-cell>
          <table:table-cell office:value-type="float" office:value="701.132528" calcext:value-type="float">
            <text:p>701.132528</text:p>
          </table:table-cell>
          <table:table-cell office:value-type="float" office:value="691.818106" calcext:value-type="float">
            <text:p>691.818106</text:p>
          </table:table-cell>
          <table:table-cell office:value-type="float" office:value="693.716371" calcext:value-type="float">
            <text:p>693.716371</text:p>
          </table:table-cell>
          <table:table-cell office:value-type="float" office:value="692.00949" calcext:value-type="float">
            <text:p>692.00949</text:p>
          </table:table-cell>
          <table:table-cell office:value-type="float" office:value="724.532633" calcext:value-type="float">
            <text:p>724.532633</text:p>
          </table:table-cell>
          <table:table-cell table:formula="of:=ROUND(AVERAGE([.B54:.F54]); 3)" office:value-type="float" office:value="700.642" calcext:value-type="float">
            <text:p>700.642</text:p>
          </table:table-cell>
          <table:table-cell/>
          <table:table-cell office:value-type="string" calcext:value-type="string">
            <text:p>UCS</text:p>
          </table:table-cell>
          <table:table-cell office:value-type="float" office:value="154.11" calcext:value-type="float">
            <text:p>154.11</text:p>
          </table:table-cell>
          <table:table-cell office:value-type="float" office:value="152.24" calcext:value-type="float">
            <text:p>152.24</text:p>
          </table:table-cell>
          <table:table-cell office:value-type="float" office:value="154.37" calcext:value-type="float">
            <text:p>154.37</text:p>
          </table:table-cell>
          <table:table-cell office:value-type="float" office:value="152.25" calcext:value-type="float">
            <text:p>152.25</text:p>
          </table:table-cell>
          <table:table-cell office:value-type="float" office:value="154.2" calcext:value-type="float">
            <text:p>154.2</text:p>
          </table:table-cell>
          <table:table-cell table:formula="of:=ROUND(AVERAGE([.J54:.N54]); 3)" office:value-type="float" office:value="153.434" calcext:value-type="float">
            <text:p>153.434</text:p>
          </table:table-cell>
        </table:table-row>
        <table:table-row table:style-name="ro1">
          <table:table-cell office:value-type="string" calcext:value-type="string">
            <text:p>IDS</text:p>
          </table:table-cell>
          <table:table-cell office:value-type="float" office:value="22765.587306" calcext:value-type="float">
            <text:p>22765.587306</text:p>
          </table:table-cell>
          <table:table-cell office:value-type="float" office:value="25334.479348" calcext:value-type="float">
            <text:p>25334.479348</text:p>
          </table:table-cell>
          <table:table-cell office:value-type="float" office:value="21368.841873" calcext:value-type="float">
            <text:p>21368.841873</text:p>
          </table:table-cell>
          <table:table-cell office:value-type="float" office:value="26273.613354" calcext:value-type="float">
            <text:p>26273.613354</text:p>
          </table:table-cell>
          <table:table-cell office:value-type="float" office:value="28465.671056" calcext:value-type="float">
            <text:p>28465.671056</text:p>
          </table:table-cell>
          <table:table-cell table:formula="of:=ROUND(AVERAGE([.B55:.F55]); 3)" office:value-type="float" office:value="24841.639" calcext:value-type="float">
            <text:p>24841.639</text:p>
          </table:table-cell>
          <table:table-cell/>
          <table:table-cell office:value-type="string" calcext:value-type="string">
            <text:p>IDS</text:p>
          </table:table-cell>
          <table:table-cell office:value-type="float" office:value="152.09" calcext:value-type="float">
            <text:p>152.09</text:p>
          </table:table-cell>
          <table:table-cell office:value-type="float" office:value="152.16" calcext:value-type="float">
            <text:p>152.16</text:p>
          </table:table-cell>
          <table:table-cell office:value-type="float" office:value="152.79" calcext:value-type="float">
            <text:p>152.79</text:p>
          </table:table-cell>
          <table:table-cell office:value-type="float" office:value="154.11" calcext:value-type="float">
            <text:p>154.11</text:p>
          </table:table-cell>
          <table:table-cell office:value-type="float" office:value="158.2" calcext:value-type="float">
            <text:p>158.2</text:p>
          </table:table-cell>
          <table:table-cell table:formula="of:=ROUND(AVERAGE([.J55:.N55]); 3)" office:value-type="float" office:value="153.87" calcext:value-type="float">
            <text:p>153.8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l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Average Time (ms)</text:p>
          </table:table-cell>
          <table:table-cell/>
          <table:table-cell office:value-type="string" calcext:value-type="string">
            <text:p>Level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Peak Memory Usage (MiB)</text:p>
          </table:table-cell>
        </table:table-row>
        <table:table-row table:style-name="ro1">
          <table:table-cell office:value-type="string" calcext:value-type="string">
            <text:p>A_star</text:p>
          </table:table-cell>
          <table:table-cell office:value-type="float" office:value="163.33682" calcext:value-type="float">
            <text:p>163.33682</text:p>
          </table:table-cell>
          <table:table-cell office:value-type="float" office:value="169.994445" calcext:value-type="float">
            <text:p>169.994445</text:p>
          </table:table-cell>
          <table:table-cell office:value-type="float" office:value="163.505055" calcext:value-type="float">
            <text:p>163.505055</text:p>
          </table:table-cell>
          <table:table-cell office:value-type="float" office:value="178.00713" calcext:value-type="float">
            <text:p>178.00713</text:p>
          </table:table-cell>
          <table:table-cell office:value-type="float" office:value="165.844806" calcext:value-type="float">
            <text:p>165.844806</text:p>
          </table:table-cell>
          <table:table-cell table:formula="of:=ROUND(AVERAGE([.B58:.F58]); 3)" office:value-type="float" office:value="168.138" calcext:value-type="float">
            <text:p>168.138</text:p>
          </table:table-cell>
          <table:table-cell/>
          <table:table-cell office:value-type="string" calcext:value-type="string">
            <text:p>A_star</text:p>
          </table:table-cell>
          <table:table-cell office:value-type="float" office:value="151.5" calcext:value-type="float">
            <text:p>151.5</text:p>
          </table:table-cell>
          <table:table-cell office:value-type="float" office:value="149.52" calcext:value-type="float">
            <text:p>149.52</text:p>
          </table:table-cell>
          <table:table-cell office:value-type="float" office:value="149.29" calcext:value-type="float">
            <text:p>149.29</text:p>
          </table:table-cell>
          <table:table-cell office:value-type="float" office:value="149.36" calcext:value-type="float">
            <text:p>149.36</text:p>
          </table:table-cell>
          <table:table-cell office:value-type="float" office:value="155.48" calcext:value-type="float">
            <text:p>155.48</text:p>
          </table:table-cell>
          <table:table-cell table:formula="of:=ROUND(AVERAGE([.J58:.N58]); 3)" office:value-type="float" office:value="151.03" calcext:value-type="float">
            <text:p>151.03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163.448659" calcext:value-type="float">
            <text:p>163.448659</text:p>
          </table:table-cell>
          <table:table-cell office:value-type="float" office:value="147.3097" calcext:value-type="float">
            <text:p>147.3097</text:p>
          </table:table-cell>
          <table:table-cell office:value-type="float" office:value="157.146401" calcext:value-type="float">
            <text:p>157.146401</text:p>
          </table:table-cell>
          <table:table-cell office:value-type="float" office:value="162.407059" calcext:value-type="float">
            <text:p>162.407059</text:p>
          </table:table-cell>
          <table:table-cell office:value-type="float" office:value="152.213632" calcext:value-type="float">
            <text:p>152.213632</text:p>
          </table:table-cell>
          <table:table-cell table:formula="of:=ROUND(AVERAGE([.B59:.F59]); 3)" office:value-type="float" office:value="156.505" calcext:value-type="float">
            <text:p>156.505</text:p>
          </table:table-cell>
          <table:table-cell/>
          <table:table-cell office:value-type="string" calcext:value-type="string">
            <text:p>BFS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1.7" calcext:value-type="float">
            <text:p>151.7</text:p>
          </table:table-cell>
          <table:table-cell office:value-type="float" office:value="149.64" calcext:value-type="float">
            <text:p>149.64</text:p>
          </table:table-cell>
          <table:table-cell office:value-type="float" office:value="151.53" calcext:value-type="float">
            <text:p>151.53</text:p>
          </table:table-cell>
          <table:table-cell office:value-type="float" office:value="151.23" calcext:value-type="float">
            <text:p>151.23</text:p>
          </table:table-cell>
          <table:table-cell table:formula="of:=ROUND(AVERAGE([.J59:.N59]); 3)" office:value-type="float" office:value="151.904" calcext:value-type="float">
            <text:p>151.904</text:p>
          </table:table-cell>
        </table:table-row>
        <table:table-row table:style-name="ro1">
          <table:table-cell office:value-type="string" calcext:value-type="string">
            <text:p>DFS</text:p>
          </table:table-cell>
          <table:table-cell office:value-type="float" office:value="165.122591" calcext:value-type="float">
            <text:p>165.122591</text:p>
          </table:table-cell>
          <table:table-cell office:value-type="float" office:value="187.298551" calcext:value-type="float">
            <text:p>187.298551</text:p>
          </table:table-cell>
          <table:table-cell office:value-type="float" office:value="156.230556" calcext:value-type="float">
            <text:p>156.230556</text:p>
          </table:table-cell>
          <table:table-cell office:value-type="float" office:value="115.248645" calcext:value-type="float">
            <text:p>115.248645</text:p>
          </table:table-cell>
          <table:table-cell office:value-type="float" office:value="129.923313" calcext:value-type="float">
            <text:p>129.923313</text:p>
          </table:table-cell>
          <table:table-cell table:formula="of:=ROUND(AVERAGE([.B60:.F60]); 3)" office:value-type="float" office:value="150.765" calcext:value-type="float">
            <text:p>150.765</text:p>
          </table:table-cell>
          <table:table-cell/>
          <table:table-cell office:value-type="string" calcext:value-type="string">
            <text:p>DFS</text:p>
          </table:table-cell>
          <table:table-cell office:value-type="float" office:value="155.26" calcext:value-type="float">
            <text:p>155.26</text:p>
          </table:table-cell>
          <table:table-cell office:value-type="float" office:value="161.68" calcext:value-type="float">
            <text:p>161.68</text:p>
          </table:table-cell>
          <table:table-cell office:value-type="float" office:value="149.76" calcext:value-type="float">
            <text:p>149.76</text:p>
          </table:table-cell>
          <table:table-cell office:value-type="float" office:value="157.14" calcext:value-type="float">
            <text:p>157.14</text:p>
          </table:table-cell>
          <table:table-cell office:value-type="float" office:value="149.67" calcext:value-type="float">
            <text:p>149.67</text:p>
          </table:table-cell>
          <table:table-cell table:formula="of:=ROUND(AVERAGE([.J60:.N60]); 3)" office:value-type="float" office:value="154.702" calcext:value-type="float">
            <text:p>154.70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141.226555" calcext:value-type="float">
            <text:p>141.226555</text:p>
          </table:table-cell>
          <table:table-cell office:value-type="float" office:value="141.907056" calcext:value-type="float">
            <text:p>141.907056</text:p>
          </table:table-cell>
          <table:table-cell office:value-type="float" office:value="139.796668" calcext:value-type="float">
            <text:p>139.796668</text:p>
          </table:table-cell>
          <table:table-cell office:value-type="float" office:value="144.797547" calcext:value-type="float">
            <text:p>144.797547</text:p>
          </table:table-cell>
          <table:table-cell office:value-type="float" office:value="163.890196" calcext:value-type="float">
            <text:p>163.890196</text:p>
          </table:table-cell>
          <table:table-cell table:formula="of:=ROUND(AVERAGE([.B61:.F61]); 3)" office:value-type="float" office:value="146.324" calcext:value-type="float">
            <text:p>146.324</text:p>
          </table:table-cell>
          <table:table-cell/>
          <table:table-cell office:value-type="string" calcext:value-type="string">
            <text:p>Greedy</text:p>
          </table:table-cell>
          <table:table-cell office:value-type="float" office:value="149.39" calcext:value-type="float">
            <text:p>149.39</text:p>
          </table:table-cell>
          <table:table-cell office:value-type="float" office:value="149.42" calcext:value-type="float">
            <text:p>149.42</text:p>
          </table:table-cell>
          <table:table-cell office:value-type="float" office:value="151.16" calcext:value-type="float">
            <text:p>151.16</text:p>
          </table:table-cell>
          <table:table-cell office:value-type="float" office:value="157.48" calcext:value-type="float">
            <text:p>157.48</text:p>
          </table:table-cell>
          <table:table-cell office:value-type="float" office:value="151.38" calcext:value-type="float">
            <text:p>151.38</text:p>
          </table:table-cell>
          <table:table-cell table:formula="of:=ROUND(AVERAGE([.J61:.N61]); 3)" office:value-type="float" office:value="151.766" calcext:value-type="float">
            <text:p>151.766</text:p>
          </table:table-cell>
        </table:table-row>
        <table:table-row table:style-name="ro1">
          <table:table-cell office:value-type="string" calcext:value-type="string">
            <text:p>UCS</text:p>
          </table:table-cell>
          <table:table-cell office:value-type="float" office:value="164.021735" calcext:value-type="float">
            <text:p>164.021735</text:p>
          </table:table-cell>
          <table:table-cell office:value-type="float" office:value="160.274888" calcext:value-type="float">
            <text:p>160.274888</text:p>
          </table:table-cell>
          <table:table-cell office:value-type="float" office:value="177.286381" calcext:value-type="float">
            <text:p>177.286381</text:p>
          </table:table-cell>
          <table:table-cell office:value-type="float" office:value="153.52898" calcext:value-type="float">
            <text:p>153.52898</text:p>
          </table:table-cell>
          <table:table-cell office:value-type="float" office:value="158.104771" calcext:value-type="float">
            <text:p>158.104771</text:p>
          </table:table-cell>
          <table:table-cell table:formula="of:=ROUND(AVERAGE([.B62:.F62]); 3)" office:value-type="float" office:value="162.643" calcext:value-type="float">
            <text:p>162.643</text:p>
          </table:table-cell>
          <table:table-cell/>
          <table:table-cell office:value-type="string" calcext:value-type="string">
            <text:p>UCS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1.46" calcext:value-type="float">
            <text:p>151.46</text:p>
          </table:table-cell>
          <table:table-cell office:value-type="float" office:value="151.63" calcext:value-type="float">
            <text:p>151.63</text:p>
          </table:table-cell>
          <table:table-cell office:value-type="float" office:value="149.4" calcext:value-type="float">
            <text:p>149.4</text:p>
          </table:table-cell>
          <table:table-cell office:value-type="float" office:value="151.57" calcext:value-type="float">
            <text:p>151.57</text:p>
          </table:table-cell>
          <table:table-cell table:formula="of:=ROUND(AVERAGE([.J62:.N62]); 3)" office:value-type="float" office:value="151.896" calcext:value-type="float">
            <text:p>151.896</text:p>
          </table:table-cell>
        </table:table-row>
        <table:table-row table:style-name="ro1">
          <table:table-cell office:value-type="string" calcext:value-type="string">
            <text:p>IDS</text:p>
          </table:table-cell>
          <table:table-cell office:value-type="float" office:value="4116.212827" calcext:value-type="float">
            <text:p>4116.212827</text:p>
          </table:table-cell>
          <table:table-cell office:value-type="float" office:value="3441.983925" calcext:value-type="float">
            <text:p>3441.983925</text:p>
          </table:table-cell>
          <table:table-cell office:value-type="float" office:value="3389.945775" calcext:value-type="float">
            <text:p>3389.945775</text:p>
          </table:table-cell>
          <table:table-cell office:value-type="float" office:value="4451.044779" calcext:value-type="float">
            <text:p>4451.044779</text:p>
          </table:table-cell>
          <table:table-cell office:value-type="float" office:value="4187.904609" calcext:value-type="float">
            <text:p>4187.904609</text:p>
          </table:table-cell>
          <table:table-cell table:formula="of:=ROUND(AVERAGE([.B63:.F63]); 3)" office:value-type="float" office:value="3917.418" calcext:value-type="float">
            <text:p>3917.418</text:p>
          </table:table-cell>
          <table:table-cell/>
          <table:table-cell office:value-type="string" calcext:value-type="string">
            <text:p>IDS</text:p>
          </table:table-cell>
          <table:table-cell office:value-type="float" office:value="149.61" calcext:value-type="float">
            <text:p>149.61</text:p>
          </table:table-cell>
          <table:table-cell office:value-type="float" office:value="151.5" calcext:value-type="float">
            <text:p>151.5</text:p>
          </table:table-cell>
          <table:table-cell office:value-type="float" office:value="157.53" calcext:value-type="float">
            <text:p>157.53</text:p>
          </table:table-cell>
          <table:table-cell office:value-type="float" office:value="155.56" calcext:value-type="float">
            <text:p>155.56</text:p>
          </table:table-cell>
          <table:table-cell office:value-type="float" office:value="151.5" calcext:value-type="float">
            <text:p>151.5</text:p>
          </table:table-cell>
          <table:table-cell table:formula="of:=ROUND(AVERAGE([.J63:.N63]); 3)" office:value-type="float" office:value="153.14" calcext:value-type="float">
            <text:p>153.1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vel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Average Time (ms)</text:p>
          </table:table-cell>
          <table:table-cell/>
          <table:table-cell office:value-type="string" calcext:value-type="string">
            <text:p>Level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Peak Memory Usage (MiB)</text:p>
          </table:table-cell>
        </table:table-row>
        <table:table-row table:style-name="ro1">
          <table:table-cell office:value-type="string" calcext:value-type="string">
            <text:p>A_star</text:p>
          </table:table-cell>
          <table:table-cell office:value-type="float" office:value="1203.926927" calcext:value-type="float">
            <text:p>1203.926927</text:p>
          </table:table-cell>
          <table:table-cell office:value-type="float" office:value="1259.522114" calcext:value-type="float">
            <text:p>1259.522114</text:p>
          </table:table-cell>
          <table:table-cell office:value-type="float" office:value="1222.223238" calcext:value-type="float">
            <text:p>1222.223238</text:p>
          </table:table-cell>
          <table:table-cell office:value-type="float" office:value="1322.527093" calcext:value-type="float">
            <text:p>1322.527093</text:p>
          </table:table-cell>
          <table:table-cell office:value-type="float" office:value="1292.259109" calcext:value-type="float">
            <text:p>1292.259109</text:p>
          </table:table-cell>
          <table:table-cell table:formula="of:=ROUND(AVERAGE([.B66:.F66]); 3)" office:value-type="float" office:value="1260.092" calcext:value-type="float">
            <text:p>1260.092</text:p>
          </table:table-cell>
          <table:table-cell/>
          <table:table-cell office:value-type="string" calcext:value-type="string">
            <text:p>A_star</text:p>
          </table:table-cell>
          <table:table-cell office:value-type="float" office:value="155.62" calcext:value-type="float">
            <text:p>155.62</text:p>
          </table:table-cell>
          <table:table-cell office:value-type="float" office:value="155.49" calcext:value-type="float">
            <text:p>155.49</text:p>
          </table:table-cell>
          <table:table-cell office:value-type="float" office:value="155.45" calcext:value-type="float">
            <text:p>155.45</text:p>
          </table:table-cell>
          <table:table-cell office:value-type="float" office:value="155.44" calcext:value-type="float">
            <text:p>155.44</text:p>
          </table:table-cell>
          <table:table-cell office:value-type="float" office:value="153.71" calcext:value-type="float">
            <text:p>153.71</text:p>
          </table:table-cell>
          <table:table-cell table:formula="of:=ROUND(AVERAGE([.J66:.N66]); 3)" office:value-type="float" office:value="155.142" calcext:value-type="float">
            <text:p>155.142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1143.844839" calcext:value-type="float">
            <text:p>1143.844839</text:p>
          </table:table-cell>
          <table:table-cell office:value-type="float" office:value="1056.716868" calcext:value-type="float">
            <text:p>1056.716868</text:p>
          </table:table-cell>
          <table:table-cell office:value-type="float" office:value="1102.333735" calcext:value-type="float">
            <text:p>1102.333735</text:p>
          </table:table-cell>
          <table:table-cell office:value-type="float" office:value="1204.645472" calcext:value-type="float">
            <text:p>1204.645472</text:p>
          </table:table-cell>
          <table:table-cell office:value-type="float" office:value="1049.890286" calcext:value-type="float">
            <text:p>1049.890286</text:p>
          </table:table-cell>
          <table:table-cell table:formula="of:=ROUND(AVERAGE([.B67:.F67]); 3)" office:value-type="float" office:value="1111.486" calcext:value-type="float">
            <text:p>1111.486</text:p>
          </table:table-cell>
          <table:table-cell/>
          <table:table-cell office:value-type="string" calcext:value-type="string">
            <text:p>BFS</text:p>
          </table:table-cell>
          <table:table-cell office:value-type="float" office:value="153.52" calcext:value-type="float">
            <text:p>153.52</text:p>
          </table:table-cell>
          <table:table-cell office:value-type="float" office:value="155.13" calcext:value-type="float">
            <text:p>155.13</text:p>
          </table:table-cell>
          <table:table-cell office:value-type="float" office:value="155.49" calcext:value-type="float">
            <text:p>155.49</text:p>
          </table:table-cell>
          <table:table-cell office:value-type="float" office:value="153.04" calcext:value-type="float">
            <text:p>153.04</text:p>
          </table:table-cell>
          <table:table-cell office:value-type="float" office:value="153.21" calcext:value-type="float">
            <text:p>153.21</text:p>
          </table:table-cell>
          <table:table-cell table:formula="of:=ROUND(AVERAGE([.J67:.N67]); 3)" office:value-type="float" office:value="154.078" calcext:value-type="float">
            <text:p>154.078</text:p>
          </table:table-cell>
        </table:table-row>
        <table:table-row table:style-name="ro1">
          <table:table-cell office:value-type="string" calcext:value-type="string">
            <text:p>DFS</text:p>
          </table:table-cell>
          <table:table-cell office:value-type="float" office:value="1028.511145" calcext:value-type="float">
            <text:p>1028.511145</text:p>
          </table:table-cell>
          <table:table-cell office:value-type="float" office:value="811.572236" calcext:value-type="float">
            <text:p>811.572236</text:p>
          </table:table-cell>
          <table:table-cell office:value-type="float" office:value="514.587398" calcext:value-type="float">
            <text:p>514.587398</text:p>
          </table:table-cell>
          <table:table-cell office:value-type="float" office:value="670.633861" calcext:value-type="float">
            <text:p>670.633861</text:p>
          </table:table-cell>
          <table:table-cell office:value-type="float" office:value="983.442139" calcext:value-type="float">
            <text:p>983.442139</text:p>
          </table:table-cell>
          <table:table-cell table:formula="of:=ROUND(AVERAGE([.B68:.F68]); 3)" office:value-type="float" office:value="801.749" calcext:value-type="float">
            <text:p>801.749</text:p>
          </table:table-cell>
          <table:table-cell/>
          <table:table-cell office:value-type="string" calcext:value-type="string">
            <text:p>DFS</text:p>
          </table:table-cell>
          <table:table-cell office:value-type="float" office:value="155.45" calcext:value-type="float">
            <text:p>155.45</text:p>
          </table:table-cell>
          <table:table-cell office:value-type="float" office:value="155.08" calcext:value-type="float">
            <text:p>155.08</text:p>
          </table:table-cell>
          <table:table-cell office:value-type="float" office:value="157.27" calcext:value-type="float">
            <text:p>157.27</text:p>
          </table:table-cell>
          <table:table-cell office:value-type="float" office:value="152.14" calcext:value-type="float">
            <text:p>152.14</text:p>
          </table:table-cell>
          <table:table-cell office:value-type="float" office:value="159.86" calcext:value-type="float">
            <text:p>159.86</text:p>
          </table:table-cell>
          <table:table-cell table:formula="of:=ROUND(AVERAGE([.J68:.N68]); 3)" office:value-type="float" office:value="155.96" calcext:value-type="float">
            <text:p>155.96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float" office:value="1080.615241" calcext:value-type="float">
            <text:p>1080.615241</text:p>
          </table:table-cell>
          <table:table-cell office:value-type="float" office:value="1037.476564" calcext:value-type="float">
            <text:p>1037.476564</text:p>
          </table:table-cell>
          <table:table-cell office:value-type="float" office:value="1087.785296" calcext:value-type="float">
            <text:p>1087.785296</text:p>
          </table:table-cell>
          <table:table-cell office:value-type="float" office:value="1110.882518" calcext:value-type="float">
            <text:p>1110.882518</text:p>
          </table:table-cell>
          <table:table-cell office:value-type="float" office:value="1096.707682" calcext:value-type="float">
            <text:p>1096.707682</text:p>
          </table:table-cell>
          <table:table-cell table:formula="of:=ROUND(AVERAGE([.B69:.F69]); 3)" office:value-type="float" office:value="1082.693" calcext:value-type="float">
            <text:p>1082.693</text:p>
          </table:table-cell>
          <table:table-cell/>
          <table:table-cell office:value-type="string" calcext:value-type="string">
            <text:p>Greedy</text:p>
          </table:table-cell>
          <table:table-cell office:value-type="float" office:value="154.92" calcext:value-type="float">
            <text:p>154.92</text:p>
          </table:table-cell>
          <table:table-cell office:value-type="float" office:value="152.81" calcext:value-type="float">
            <text:p>152.81</text:p>
          </table:table-cell>
          <table:table-cell office:value-type="float" office:value="152.88" calcext:value-type="float">
            <text:p>152.88</text:p>
          </table:table-cell>
          <table:table-cell office:value-type="float" office:value="154.79" calcext:value-type="float">
            <text:p>154.79</text:p>
          </table:table-cell>
          <table:table-cell office:value-type="float" office:value="157.07" calcext:value-type="float">
            <text:p>157.07</text:p>
          </table:table-cell>
          <table:table-cell table:formula="of:=ROUND(AVERAGE([.J69:.N69]); 3)" office:value-type="float" office:value="154.494" calcext:value-type="float">
            <text:p>154.494</text:p>
          </table:table-cell>
        </table:table-row>
        <table:table-row table:style-name="ro1">
          <table:table-cell office:value-type="string" calcext:value-type="string">
            <text:p>UCS</text:p>
          </table:table-cell>
          <table:table-cell office:value-type="float" office:value="1029.698088" calcext:value-type="float">
            <text:p>1029.698088</text:p>
          </table:table-cell>
          <table:table-cell office:value-type="float" office:value="1028.908497" calcext:value-type="float">
            <text:p>1028.908497</text:p>
          </table:table-cell>
          <table:table-cell office:value-type="float" office:value="1023.080768" calcext:value-type="float">
            <text:p>1023.080768</text:p>
          </table:table-cell>
          <table:table-cell office:value-type="float" office:value="1014.831566" calcext:value-type="float">
            <text:p>1014.831566</text:p>
          </table:table-cell>
          <table:table-cell office:value-type="float" office:value="1037.434141" calcext:value-type="float">
            <text:p>1037.434141</text:p>
          </table:table-cell>
          <table:table-cell table:formula="of:=ROUND(AVERAGE([.B70:.F70]); 3)" office:value-type="float" office:value="1026.791" calcext:value-type="float">
            <text:p>1026.791</text:p>
          </table:table-cell>
          <table:table-cell/>
          <table:table-cell office:value-type="string" calcext:value-type="string">
            <text:p>UCS</text:p>
          </table:table-cell>
          <table:table-cell office:value-type="float" office:value="155.27" calcext:value-type="float">
            <text:p>155.2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3.11" calcext:value-type="float">
            <text:p>153.11</text:p>
          </table:table-cell>
          <table:table-cell office:value-type="float" office:value="155.23" calcext:value-type="float">
            <text:p>155.23</text:p>
          </table:table-cell>
          <table:table-cell office:value-type="float" office:value="153.09" calcext:value-type="float">
            <text:p>153.09</text:p>
          </table:table-cell>
          <table:table-cell table:formula="of:=ROUND(AVERAGE([.J70:.N70]); 3)" office:value-type="float" office:value="154.832" calcext:value-type="float">
            <text:p>154.832</text:p>
          </table:table-cell>
        </table:table-row>
        <table:table-row table:style-name="ro1">
          <table:table-cell office:value-type="string" calcext:value-type="string">
            <text:p>IDS</text:p>
          </table:table-cell>
          <table:table-cell office:value-type="float" office:value="53096.188589" calcext:value-type="float">
            <text:p>53096.188589</text:p>
          </table:table-cell>
          <table:table-cell office:value-type="float" office:value="53848.575264" calcext:value-type="float">
            <text:p>53848.575264</text:p>
          </table:table-cell>
          <table:table-cell office:value-type="float" office:value="31788.168633" calcext:value-type="float">
            <text:p>31788.168633</text:p>
          </table:table-cell>
          <table:table-cell office:value-type="float" office:value="34625.779488" calcext:value-type="float">
            <text:p>34625.779488</text:p>
          </table:table-cell>
          <table:table-cell office:value-type="float" office:value="42800.721644" calcext:value-type="float">
            <text:p>42800.721644</text:p>
          </table:table-cell>
          <table:table-cell table:formula="of:=ROUND(AVERAGE([.B71:.F71]); 3)" office:value-type="float" office:value="43231.887" calcext:value-type="float">
            <text:p>43231.887</text:p>
          </table:table-cell>
          <table:table-cell/>
          <table:table-cell office:value-type="string" calcext:value-type="string">
            <text:p>IDS</text:p>
          </table:table-cell>
          <table:table-cell office:value-type="float" office:value="154.95" calcext:value-type="float">
            <text:p>154.95</text:p>
          </table:table-cell>
          <table:table-cell office:value-type="float" office:value="159.58" calcext:value-type="float">
            <text:p>159.58</text:p>
          </table:table-cell>
          <table:table-cell office:value-type="float" office:value="153.22" calcext:value-type="float">
            <text:p>153.22</text:p>
          </table:table-cell>
          <table:table-cell office:value-type="float" office:value="159.4" calcext:value-type="float">
            <text:p>159.4</text:p>
          </table:table-cell>
          <table:table-cell office:value-type="float" office:value="161.39" calcext:value-type="float">
            <text:p>161.39</text:p>
          </table:table-cell>
          <table:table-cell table:formula="of:=ROUND(AVERAGE([.J71:.N71]); 3)" office:value-type="float" office:value="157.708" calcext:value-type="float">
            <text:p>157.7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01:04:27.953688432</meta:creation-date>
    <dc:date>2025-04-07T04:48:48.706247211</dc:date>
    <meta:editing-duration>PT3H43M47S</meta:editing-duration>
    <meta:editing-cycles>38</meta:editing-cycles>
    <meta:generator>LibreOffice/7.4.7.2$Linux_X86_64 LibreOffice_project/40$Build-2</meta:generator>
    <meta:document-statistic meta:table-count="1" meta:cell-count="882" meta:object-count="0"/>
  </office:meta>
</office:document-meta>
</file>